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size-complex="10pt" fo:color="#000000" style:font-name="Monospace" fo:font-size="10pt" style:font-name-asian="Monospace" style:font-size-asian="10pt"/>
    </style:style>
    <style:style style:name="T2" style:family="text">
      <style:text-properties style:font-size-complex="10pt" style:font-name="Monospace" fo:font-size="10pt" style:font-name-asian="Monospace" style:font-size-asian="10pt" style:font-weight-asian="bold" style:font-weight-complex="bold" fo:color="#7f0055" fo:font-weight="bold"/>
    </style:style>
    <style:style style:name="T3" style:family="text">
      <style:text-properties style:font-size-complex="10pt" style:font-name="Monospace" fo:font-size="10pt" style:font-name-asian="Monospace" style:font-size-asian="10pt" fo:color="#000000"/>
    </style:style>
    <style:style style:name="T4" style:family="text">
      <style:text-properties style:font-size-complex="10pt" style:font-name="Monospace" fo:font-size="10pt" style:font-name-asian="Monospace" style:font-size-asian="10pt" fo:color="#7f0055" fo:font-weight="bold" style:font-weight-asian="bold" style:font-weight-complex="bold"/>
    </style:style>
    <style:style style:name="T5" style:family="text">
      <style:text-properties style:font-size-complex="10pt" style:font-name="Monospace" fo:font-size="10pt" style:font-name-asian="Monospace" style:font-size-asian="10pt" fo:color="#2a00ff"/>
    </style:style>
    <style:style style:name="T6" style:family="text">
      <style:text-properties fo:color="#000000" style:font-name="Monospace" fo:font-size="10pt" style:font-name-asian="Monospace" style:font-size-asian="10pt" style:font-size-complex="10pt"/>
    </style:style>
    <style:style style:name="T7" style:family="text">
      <style:text-properties style:font-name="Monospace" fo:font-size="10pt" style:font-name-asian="Monospace" style:font-size-asian="10pt" style:font-size-complex="10pt" fo:color="#0000c0" fo:font-style="italic" style:font-style-asian="italic" style:font-style-complex="italic"/>
    </style:style>
    <style:style style:name="T8" style:family="text">
      <style:text-properties style:font-name="Monospace" fo:font-size="10pt" style:font-name-asian="Monospace" style:font-size-asian="10pt" style:font-size-complex="10pt" fo:color="#000000"/>
    </style:style>
  </office:automatic-styles>
  <office:body>
    <office:spreadsheet>
      <table:table table:name="Sheet1" table:style-name="ta1">
        <table:shapes>
          <draw:frame draw:z-index="0" draw:style-name="gr1" draw:text-style-name="P1" svg:width="3.8236in" svg:height="1.8051in" svg:x="2.2094in" svg:y="0.5142in">
            <draw:object draw:notify-on-update-of-ranges="Sheet1.B4:Sheet1.B26 Sheet1.C4:Sheet1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5421in" svg:height="1.7528in" svg:x="2.1878in" svg:y="2.4031in">
            <draw:object draw:notify-on-update-of-ranges="Sheet1.A4:Sheet1.A26 Sheet1.C4:Sheet1.C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GregorianCalendar time = new GregorianCalendar(new SimpleTimeZone(-6 * 60 * 60 * 1000, "LST"));</text:p>
          </table:table-cell>
          <table:table-cell table:number-columns-repeated="10"/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time.set(2015, Calendar.DECEMBER, 19, hour, 00, 00)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zenith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21989" calcext:value-type="float">
            <text:p>48.21989</text:p>
          </table:table-cell>
          <table:table-cell office:value-type="float" office:value="-80.0898296155586" calcext:value-type="float">
            <text:p>-80.0898296156</text:p>
          </table:table-cell>
          <table:table-cell table:number-columns-repeated="8"/>
          <table:table-cell table:formula="of:=[.$M$1]*(SIN(RADIANS([.B4]))*COS(RADIANS([.C4])))" office:value-type="float" office:value="128.33918681224" calcext:value-type="float">
            <text:p>128</text:p>
          </table:table-cell>
          <table:table-cell table:formula="of:=[.$M$1]*(SIN(RADIANS([.B4]))*SIN(RADIANS([.C4])))" office:value-type="float" office:value="-734.580484574033" calcext:value-type="float">
            <text:p>-735</text:p>
          </table:table-cell>
          <table:table-cell table:formula="of:=[.$M$1]*(COS(RADIANS([.B4])))" office:value-type="float" office:value="666.273641090019" calcext:value-type="float">
            <text:p>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08264" calcext:value-type="float">
            <text:p>77.08264</text:p>
          </table:table-cell>
          <table:table-cell office:value-type="float" office:value="-68.3868177393908" calcext:value-type="float">
            <text:p>-68.3868177394</text:p>
          </table:table-cell>
          <table:table-cell table:number-columns-repeated="8"/>
          <table:table-cell table:formula="of:=[.$M$1]*(SIN(RADIANS([.B5]))*COS(RADIANS([.C5])))" office:value-type="float" office:value="359.017105562511" calcext:value-type="float">
            <text:p>359</text:p>
          </table:table-cell>
          <table:table-cell table:formula="of:=[.$M$1]*(SIN(RADIANS([.B5]))*SIN(RADIANS([.C5])))" office:value-type="float" office:value="-906.164527371734" calcext:value-type="float">
            <text:p>-906</text:p>
          </table:table-cell>
          <table:table-cell table:formula="of:=[.$M$1]*(COS(RADIANS([.B5])))" office:value-type="float" office:value="223.545447832603" calcext:value-type="float">
            <text:p>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86764" calcext:value-type="float">
            <text:p>87.86764</text:p>
          </table:table-cell>
          <table:table-cell office:value-type="float" office:value="-55.5535170755433" calcext:value-type="float">
            <text:p>-55.5535170755</text:p>
          </table:table-cell>
          <table:table-cell table:number-columns-repeated="8"/>
          <table:table-cell table:formula="of:=[.$M$1]*(SIN(RADIANS([.B6]))*COS(RADIANS([.C6])))" office:value-type="float" office:value="565.24453423851" calcext:value-type="float">
            <text:p>565</text:p>
          </table:table-cell>
          <table:table-cell table:formula="of:=[.$M$1]*(SIN(RADIANS([.B6]))*SIN(RADIANS([.C6])))" office:value-type="float" office:value="-824.083838520225" calcext:value-type="float">
            <text:p>-824</text:p>
          </table:table-cell>
          <table:table-cell table:formula="of:=[.$M$1]*(COS(RADIANS([.B6])))" office:value-type="float" office:value="37.2081120625773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.07088" calcext:value-type="float">
            <text:p>95.07088</text:p>
          </table:table-cell>
          <table:table-cell office:value-type="float" office:value="-42.6201794357324" calcext:value-type="float">
            <text:p>-42.6201794357</text:p>
          </table:table-cell>
          <table:table-cell table:number-columns-repeated="8"/>
          <table:table-cell table:formula="of:=[.$M$1]*(SIN(RADIANS([.B7]))*COS(RADIANS([.C7])))" office:value-type="float" office:value="732.978582285155" calcext:value-type="float">
            <text:p>733</text:p>
          </table:table-cell>
          <table:table-cell table:formula="of:=[.$M$1]*(SIN(RADIANS([.B7]))*SIN(RADIANS([.C7])))" office:value-type="float" office:value="-674.4849510418" calcext:value-type="float">
            <text:p>-674</text:p>
          </table:table-cell>
          <table:table-cell table:formula="of:=[.$M$1]*(COS(RADIANS([.B7])))" office:value-type="float" office:value="-88.3880576174443" calcext:value-type="float">
            <text:p>-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.30354" calcext:value-type="float">
            <text:p>101.30354</text:p>
          </table:table-cell>
          <table:table-cell office:value-type="float" office:value="-29.8159122841915" calcext:value-type="float">
            <text:p>-29.8159122842</text:p>
          </table:table-cell>
          <table:table-cell table:number-columns-repeated="8"/>
          <table:table-cell table:formula="of:=[.$M$1]*(SIN(RADIANS([.B8]))*COS(RADIANS([.C8])))" office:value-type="float" office:value="850.797640510235" calcext:value-type="float">
            <text:p>851</text:p>
          </table:table-cell>
          <table:table-cell table:formula="of:=[.$M$1]*(SIN(RADIANS([.B8]))*SIN(RADIANS([.C8])))" office:value-type="float" office:value="-487.57023738168" calcext:value-type="float">
            <text:p>-488</text:p>
          </table:table-cell>
          <table:table-cell table:formula="of:=[.$M$1]*(COS(RADIANS([.B8])))" office:value-type="float" office:value="-196.006730807359" calcext:value-type="float">
            <text:p>-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.48437" calcext:value-type="float">
            <text:p>107.48437</text:p>
          </table:table-cell>
          <table:table-cell office:value-type="float" office:value="-17.2933718212218" calcext:value-type="float">
            <text:p>-17.2933718212</text:p>
          </table:table-cell>
          <table:table-cell table:number-columns-repeated="8"/>
          <table:table-cell table:formula="of:=[.$M$1]*(SIN(RADIANS([.B9]))*COS(RADIANS([.C9])))" office:value-type="float" office:value="910.682650428378" calcext:value-type="float">
            <text:p>911</text:p>
          </table:table-cell>
          <table:table-cell table:formula="of:=[.$M$1]*(SIN(RADIANS([.B9]))*SIN(RADIANS([.C9])))" office:value-type="float" office:value="-283.53049244971" calcext:value-type="float">
            <text:p>-284</text:p>
          </table:table-cell>
          <table:table-cell table:formula="of:=[.$M$1]*(COS(RADIANS([.B9])))" office:value-type="float" office:value="-300.445619139254" calcext:value-type="float">
            <text:p>-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.15691" calcext:value-type="float">
            <text:p>114.15691</text:p>
          </table:table-cell>
          <table:table-cell office:value-type="float" office:value="-5.142278278468" calcext:value-type="float">
            <text:p>-5.1422782785</text:p>
          </table:table-cell>
          <table:table-cell table:number-columns-repeated="8"/>
          <table:table-cell table:formula="of:=[.$M$1]*(SIN(RADIANS([.B10]))*COS(RADIANS([.C10])))" office:value-type="float" office:value="908.755804700648" calcext:value-type="float">
            <text:p>909</text:p>
          </table:table-cell>
          <table:table-cell table:formula="of:=[.$M$1]*(SIN(RADIANS([.B10]))*SIN(RADIANS([.C10])))" office:value-type="float" office:value="-81.7802471842782" calcext:value-type="float">
            <text:p>-82</text:p>
          </table:table-cell>
          <table:table-cell table:formula="of:=[.$M$1]*(COS(RADIANS([.B10])))" office:value-type="float" office:value="-409.23694675989" calcext:value-type="float">
            <text:p>-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.80532" calcext:value-type="float">
            <text:p>121.80532</text:p>
          </table:table-cell>
          <table:table-cell office:value-type="float" office:value="6.40318410274692" calcext:value-type="float">
            <text:p>6.4031841027</text:p>
          </table:table-cell>
          <table:table-cell table:number-columns-repeated="8"/>
          <table:table-cell table:formula="of:=[.$M$1]*(SIN(RADIANS([.B11]))*COS(RADIANS([.C11])))" office:value-type="float" office:value="844.542199854233" calcext:value-type="float">
            <text:p>845</text:p>
          </table:table-cell>
          <table:table-cell table:formula="of:=[.$M$1]*(SIN(RADIANS([.B11]))*SIN(RADIANS([.C11])))" office:value-type="float" office:value="94.7781104998063" calcext:value-type="float">
            <text:p>95</text:p>
          </table:table-cell>
          <table:table-cell table:formula="of:=[.$M$1]*(COS(RADIANS([.B11])))" office:value-type="float" office:value="-527.034707050171" calcext:value-type="float">
            <text:p>-5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.96327" calcext:value-type="float">
            <text:p>130.96327</text:p>
          </table:table-cell>
          <table:table-cell office:value-type="float" office:value="16.7751885209314" calcext:value-type="float">
            <text:p>16.7751885209</text:p>
          </table:table-cell>
          <table:table-cell table:number-columns-repeated="8"/>
          <table:table-cell table:formula="of:=[.$M$1]*(SIN(RADIANS([.B12]))*COS(RADIANS([.C12])))" office:value-type="float" office:value="722.995116688669" calcext:value-type="float">
            <text:p>723</text:p>
          </table:table-cell>
          <table:table-cell table:formula="of:=[.$M$1]*(SIN(RADIANS([.B12]))*SIN(RADIANS([.C12])))" office:value-type="float" office:value="217.943513425335" calcext:value-type="float">
            <text:p>218</text:p>
          </table:table-cell>
          <table:table-cell table:formula="of:=[.$M$1]*(COS(RADIANS([.B12])))" office:value-type="float" office:value="-655.575080521033" calcext:value-type="float">
            <text:p>-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.21207" calcext:value-type="float">
            <text:p>142.21207</text:p>
          </table:table-cell>
          <table:table-cell office:value-type="float" office:value="25.6784670511446" calcext:value-type="float">
            <text:p>25.6784670511</text:p>
          </table:table-cell>
          <table:table-cell table:number-columns-repeated="8"/>
          <table:table-cell table:formula="of:=[.$M$1]*(SIN(RADIANS([.B13]))*COS(RADIANS([.C13])))" office:value-type="float" office:value="552.226285511797" calcext:value-type="float">
            <text:p>552</text:p>
          </table:table-cell>
          <table:table-cell table:formula="of:=[.$M$1]*(SIN(RADIANS([.B13]))*SIN(RADIANS([.C13])))" office:value-type="float" office:value="265.513001789728" calcext:value-type="float">
            <text:p>266</text:p>
          </table:table-cell>
          <table:table-cell table:formula="of:=[.$M$1]*(COS(RADIANS([.B13])))" office:value-type="float" office:value="-790.28411060229" calcext:value-type="float">
            <text:p>-7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.9822" calcext:value-type="float">
            <text:p>155.9822</text:p>
          </table:table-cell>
          <table:table-cell office:value-type="float" office:value="32.3494086928214" calcext:value-type="float">
            <text:p>32.3494086928</text:p>
          </table:table-cell>
          <table:table-cell table:number-columns-repeated="8"/>
          <table:table-cell table:formula="of:=[.$M$1]*(SIN(RADIANS([.B14]))*COS(RADIANS([.C14])))" office:value-type="float" office:value="343.851156463386" calcext:value-type="float">
            <text:p>344</text:p>
          </table:table-cell>
          <table:table-cell table:formula="of:=[.$M$1]*(SIN(RADIANS([.B14]))*SIN(RADIANS([.C14])))" office:value-type="float" office:value="217.788923853481" calcext:value-type="float">
            <text:p>218</text:p>
          </table:table-cell>
          <table:table-cell table:formula="of:=[.$M$1]*(COS(RADIANS([.B14])))" office:value-type="float" office:value="-913.41905325296" calcext:value-type="float">
            <text:p>-9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04476" calcext:value-type="float">
            <text:p>172.04476</text:p>
          </table:table-cell>
          <table:table-cell office:value-type="float" office:value="35.9347315236894" calcext:value-type="float">
            <text:p>35.9347315237</text:p>
          </table:table-cell>
          <table:table-cell table:number-columns-repeated="8"/>
          <table:table-cell table:formula="of:=[.$M$1]*(SIN(RADIANS([.B15]))*COS(RADIANS([.C15])))" office:value-type="float" office:value="112.0601047863" calcext:value-type="float">
            <text:p>112</text:p>
          </table:table-cell>
          <table:table-cell table:formula="of:=[.$M$1]*(SIN(RADIANS([.B15]))*SIN(RADIANS([.C15])))" office:value-type="float" office:value="81.2215562163578" calcext:value-type="float">
            <text:p>81</text:p>
          </table:table-cell>
          <table:table-cell table:formula="of:=[.$M$1]*(COS(RADIANS([.B15])))" office:value-type="float" office:value="-990.376489887092" calcext:value-type="float">
            <text:p>-9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9.03573" calcext:value-type="float">
            <text:p>189.03573</text:p>
          </table:table-cell>
          <table:table-cell office:value-type="float" office:value="35.8110316540154" calcext:value-type="float">
            <text:p>35.811031654</text:p>
          </table:table-cell>
          <table:table-cell table:number-columns-repeated="8"/>
          <table:table-cell table:formula="of:=[.$M$1]*(SIN(RADIANS([.B16]))*COS(RADIANS([.C16])))" office:value-type="float" office:value="-127.360176798836" calcext:value-type="float">
            <text:p>-127</text:p>
          </table:table-cell>
          <table:table-cell table:formula="of:=[.$M$1]*(SIN(RADIANS([.B16]))*SIN(RADIANS([.C16])))" office:value-type="float" office:value="-91.8923387178172" calcext:value-type="float">
            <text:p>-92</text:p>
          </table:table-cell>
          <table:table-cell table:formula="of:=[.$M$1]*(COS(RADIANS([.B16])))" office:value-type="float" office:value="-987.590595059886" calcext:value-type="float">
            <text:p>-9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.97851" calcext:value-type="float">
            <text:p>204.97851</text:p>
          </table:table-cell>
          <table:table-cell office:value-type="float" office:value="32.0022654810107" calcext:value-type="float">
            <text:p>32.002265481</text:p>
          </table:table-cell>
          <table:table-cell table:number-columns-repeated="8"/>
          <table:table-cell table:formula="of:=[.$M$1]*(SIN(RADIANS([.B17]))*COS(RADIANS([.C17])))" office:value-type="float" office:value="-358.103461774296" calcext:value-type="float">
            <text:p>-358</text:p>
          </table:table-cell>
          <table:table-cell table:formula="of:=[.$M$1]*(SIN(RADIANS([.B17]))*SIN(RADIANS([.C17])))" office:value-type="float" office:value="-223.787566731653" calcext:value-type="float">
            <text:p>-224</text:p>
          </table:table-cell>
          <table:table-cell table:formula="of:=[.$M$1]*(COS(RADIANS([.B17])))" office:value-type="float" office:value="-906.466235246295" calcext:value-type="float">
            <text:p>-9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8.58154" calcext:value-type="float">
            <text:p>218.58154</text:p>
          </table:table-cell>
          <table:table-cell office:value-type="float" office:value="25.1612034954466" calcext:value-type="float">
            <text:p>25.1612034954</text:p>
          </table:table-cell>
          <table:table-cell table:number-columns-repeated="8"/>
          <table:table-cell table:formula="of:=[.$M$1]*(SIN(RADIANS([.B18]))*COS(RADIANS([.C18])))" office:value-type="float" office:value="-564.454941736547" calcext:value-type="float">
            <text:p>-564</text:p>
          </table:table-cell>
          <table:table-cell table:formula="of:=[.$M$1]*(SIN(RADIANS([.B18]))*SIN(RADIANS([.C18])))" office:value-type="float" office:value="-265.145642531573" calcext:value-type="float">
            <text:p>-265</text:p>
          </table:table-cell>
          <table:table-cell table:formula="of:=[.$M$1]*(COS(RADIANS([.B18])))" office:value-type="float" office:value="-781.721438234689" calcext:value-type="float">
            <text:p>-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.67787" calcext:value-type="float">
            <text:p>229.67787</text:p>
          </table:table-cell>
          <table:table-cell office:value-type="float" office:value="16.1413422527205" calcext:value-type="float">
            <text:p>16.1413422527</text:p>
          </table:table-cell>
          <table:table-cell table:number-columns-repeated="8"/>
          <table:table-cell table:formula="of:=[.$M$1]*(SIN(RADIANS([.B19]))*COS(RADIANS([.C19])))" office:value-type="float" office:value="-732.363009483776" calcext:value-type="float">
            <text:p>-732</text:p>
          </table:table-cell>
          <table:table-cell table:formula="of:=[.$M$1]*(SIN(RADIANS([.B19]))*SIN(RADIANS([.C19])))" office:value-type="float" office:value="-211.958307589871" calcext:value-type="float">
            <text:p>-212</text:p>
          </table:table-cell>
          <table:table-cell table:formula="of:=[.$M$1]*(COS(RADIANS([.B19])))" office:value-type="float" office:value="-647.084305313847" calcext:value-type="float">
            <text:p>-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.71975" calcext:value-type="float">
            <text:p>238.71975</text:p>
          </table:table-cell>
          <table:table-cell office:value-type="float" office:value="5.70037906301785" calcext:value-type="float">
            <text:p>5.700379063</text:p>
          </table:table-cell>
          <table:table-cell table:number-columns-repeated="8"/>
          <table:table-cell table:formula="of:=[.$M$1]*(SIN(RADIANS([.B20]))*COS(RADIANS([.C20])))" office:value-type="float" office:value="-850.411600222852" calcext:value-type="float">
            <text:p>-850</text:p>
          </table:table-cell>
          <table:table-cell table:formula="of:=[.$M$1]*(SIN(RADIANS([.B20]))*SIN(RADIANS([.C20])))" office:value-type="float" office:value="-84.8880445070891" calcext:value-type="float">
            <text:p>-85</text:p>
          </table:table-cell>
          <table:table-cell table:formula="of:=[.$M$1]*(COS(RADIANS([.B20])))" office:value-type="float" office:value="-519.224546902562" calcext:value-type="float">
            <text:p>-5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6.28837" calcext:value-type="float">
            <text:p>246.28837</text:p>
          </table:table-cell>
          <table:table-cell office:value-type="float" office:value="-5.95240588814133" calcext:value-type="float">
            <text:p>-5.9524058881</text:p>
          </table:table-cell>
          <table:table-cell table:number-columns-repeated="8"/>
          <table:table-cell table:formula="of:=[.$M$1]*(SIN(RADIANS([.B21]))*COS(RADIANS([.C21])))" office:value-type="float" office:value="-910.644522839045" calcext:value-type="float">
            <text:p>-911</text:p>
          </table:table-cell>
          <table:table-cell table:formula="of:=[.$M$1]*(SIN(RADIANS([.B21]))*SIN(RADIANS([.C21])))" office:value-type="float" office:value="94.9478576613005" calcext:value-type="float">
            <text:p>95</text:p>
          </table:table-cell>
          <table:table-cell table:formula="of:=[.$M$1]*(COS(RADIANS([.B21])))" office:value-type="float" office:value="-402.133631208306" calcext:value-type="float">
            <text:p>-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2.9127" calcext:value-type="float">
            <text:p>252.9127</text:p>
          </table:table-cell>
          <table:table-cell office:value-type="float" office:value="-18.091009726467" calcext:value-type="float">
            <text:p>-18.0910097265</text:p>
          </table:table-cell>
          <table:table-cell table:number-columns-repeated="8"/>
          <table:table-cell table:formula="of:=[.$M$1]*(SIN(RADIANS([.B22]))*COS(RADIANS([.C22])))" office:value-type="float" office:value="-908.604810460115" calcext:value-type="float">
            <text:p>-909</text:p>
          </table:table-cell>
          <table:table-cell table:formula="of:=[.$M$1]*(SIN(RADIANS([.B22]))*SIN(RADIANS([.C22])))" office:value-type="float" office:value="296.820037257139" calcext:value-type="float">
            <text:p>297</text:p>
          </table:table-cell>
          <table:table-cell table:formula="of:=[.$M$1]*(COS(RADIANS([.B22])))" office:value-type="float" office:value="-293.82845997522" calcext:value-type="float">
            <text:p>-2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9.07583" calcext:value-type="float">
            <text:p>259.07583</text:p>
          </table:table-cell>
          <table:table-cell office:value-type="float" office:value="-30.6366000575594" calcext:value-type="float">
            <text:p>-30.6366000576</text:p>
          </table:table-cell>
          <table:table-cell table:number-columns-repeated="8"/>
          <table:table-cell table:formula="of:=[.$M$1]*(SIN(RADIANS([.B23]))*COS(RADIANS([.C23])))" office:value-type="float" office:value="-844.824945650374" calcext:value-type="float">
            <text:p>-845</text:p>
          </table:table-cell>
          <table:table-cell table:formula="of:=[.$M$1]*(SIN(RADIANS([.B23]))*SIN(RADIANS([.C23])))" office:value-type="float" office:value="500.356772085957" calcext:value-type="float">
            <text:p>500</text:p>
          </table:table-cell>
          <table:table-cell table:formula="of:=[.$M$1]*(COS(RADIANS([.B23])))" office:value-type="float" office:value="-189.509661586326" calcext:value-type="float">
            <text:p>-1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5.33135" calcext:value-type="float">
            <text:p>265.33135</text:p>
          </table:table-cell>
          <table:table-cell office:value-type="float" office:value="-43.4539008627108" calcext:value-type="float">
            <text:p>-43.4539008627</text:p>
          </table:table-cell>
          <table:table-cell table:number-columns-repeated="8"/>
          <table:table-cell table:formula="of:=[.$M$1]*(SIN(RADIANS([.B24]))*COS(RADIANS([.C24])))" office:value-type="float" office:value="-723.519396320839" calcext:value-type="float">
            <text:p>-724</text:p>
          </table:table-cell>
          <table:table-cell table:formula="of:=[.$M$1]*(SIN(RADIANS([.B24]))*SIN(RADIANS([.C24])))" office:value-type="float" office:value="685.488755647838" calcext:value-type="float">
            <text:p>685</text:p>
          </table:table-cell>
          <table:table-cell table:formula="of:=[.$M$1]*(COS(RADIANS([.B24])))" office:value-type="float" office:value="-81.3931755610289" calcext:value-type="float">
            <text:p>-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2.64385" calcext:value-type="float">
            <text:p>272.64385</text:p>
          </table:table-cell>
          <table:table-cell office:value-type="float" office:value="-56.3900815791974" calcext:value-type="float">
            <text:p>-56.3900815792</text:p>
          </table:table-cell>
          <table:table-cell table:number-columns-repeated="8"/>
          <table:table-cell table:formula="of:=[.$M$1]*(SIN(RADIANS([.B25]))*COS(RADIANS([.C25])))" office:value-type="float" office:value="-552.946521471939" calcext:value-type="float">
            <text:p>-553</text:p>
          </table:table-cell>
          <table:table-cell table:formula="of:=[.$M$1]*(SIN(RADIANS([.B25]))*SIN(RADIANS([.C25])))" office:value-type="float" office:value="831.938938181819" calcext:value-type="float">
            <text:p>832</text:p>
          </table:table-cell>
          <table:table-cell table:formula="of:=[.$M$1]*(COS(RADIANS([.B25])))" office:value-type="float" office:value="46.1275137958883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3.85727" calcext:value-type="float">
            <text:p>283.85727</text:p>
          </table:table-cell>
          <table:table-cell office:value-type="float" office:value="-69.2031168843314" calcext:value-type="float">
            <text:p>-69.2031168843</text:p>
          </table:table-cell>
          <table:table-cell table:number-columns-repeated="8"/>
          <table:table-cell table:formula="of:=[.$M$1]*(SIN(RADIANS([.B26]))*COS(RADIANS([.C26])))" office:value-type="float" office:value="-344.722330361698" calcext:value-type="float">
            <text:p>-345</text:p>
          </table:table-cell>
          <table:table-cell table:formula="of:=[.$M$1]*(SIN(RADIANS([.B26]))*SIN(RADIANS([.C26])))" office:value-type="float" office:value="907.636673943461" calcext:value-type="float">
            <text:p>908</text:p>
          </table:table-cell>
          <table:table-cell table:formula="of:=[.$M$1]*(COS(RADIANS([.B26])))" office:value-type="float" office:value="239.50403558782" calcext:value-type="float">
            <text:p>2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5.58914" calcext:value-type="float">
            <text:p>315.58914</text:p>
          </table:table-cell>
          <table:table-cell office:value-type="float" office:value="-80.7052919138854" calcext:value-type="float">
            <text:p>-80.7052919139</text:p>
          </table:table-cell>
          <table:table-cell table:number-columns-repeated="8"/>
          <table:table-cell table:formula="of:=[.$M$1]*(SIN(RADIANS([.B27]))*COS(RADIANS([.C27])))" office:value-type="float" office:value="-113.026366928251" calcext:value-type="float">
            <text:p>-113</text:p>
          </table:table-cell>
          <table:table-cell table:formula="of:=[.$M$1]*(SIN(RADIANS([.B27]))*SIN(RADIANS([.C27])))" office:value-type="float" office:value="690.610840033719" calcext:value-type="float">
            <text:p>691</text:p>
          </table:table-cell>
          <table:table-cell table:formula="of:=[.$M$1]*(COS(RADIANS([.B27])))" office:value-type="float" office:value="714.340050680992" calcext:value-type="float">
            <text:p>714</text:p>
          </table:table-cell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jun" table:style-name="ta1">
        <table:shapes>
          <draw:frame draw:z-index="0" draw:style-name="gr1" draw:text-style-name="P1" svg:width="5.0862in" svg:height="3.8016in" svg:x="4.1256in" svg:y="0.4374in">
            <draw:object draw:notify-on-update-of-ranges="jun.B5:jun.B27 jun.C5:jun.C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.502in" svg:height="2.5185in" svg:x="4.7205in" svg:y="4.0713in">
            <draw:object draw:notify-on-update-of-ranges="jun.B5:jun.B28 jun.C5:jun.C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10" table:default-cell-style-name="Default"/>
        <table:table-column table:style-name="co6" table:default-cell-style-name="ce4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2">
          <table:table-cell table:style-name="ce2" office:value-type="string" calcext:value-type="string">
            <text:p><text:span text:style-name="T1">GregorianCalendar time = </text:span><text:span text:style-name="T2">new</text:span><text:span text:style-name="T3"> GregorianCalendar(</text:span><text:span text:style-name="T4">new</text:span><text:span text:style-name="T3"> SimpleTimeZone(-6 * 60 * 60 * 1000, </text:span><text:span text:style-name="T5">"LST"</text:span><text:span text:style-name="T3">));</text:span></text:p>
          </table:table-cell>
          <table:table-cell table:number-columns-repeated="14"/>
          <table:table-cell table:style-name="ce1" office:value-type="string" calcext:value-type="string">
            <text:p>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lat deg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<text:span text:style-name="T6">time.set(2015, Calendar.</text:span><text:span text:style-name="T7">JUNE</text:span><text:span text:style-name="T8">, 19, hour, 00, 00);</text:span></text:p>
          </table:table-cell>
          <table:table-cell table:number-columns-repeated="14"/>
          <table:table-cell table:style-name="ce1" table:number-columns-repeated="2"/>
          <table:table-cell table:style-name="ce1" office:value-type="string" calcext:value-type="string">
            <text:p>lat rad</text:p>
          </table:table-cell>
          <table:table-cell table:formula="of:=RADIANS([.S1])" office:value-type="float" office:value="0.523598775598299" calcext:value-type="float">
            <text:p>0.5235987756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14"/>
          <table:table-cell table:style-name="ce1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hour</text:p>
          </table:table-cell>
          <table:table-cell office:value-type="string" calcext:value-type="string">
            <text:p>azimuth deg</text:p>
          </table:table-cell>
          <table:table-cell office:value-type="string" calcext:value-type="string">
            <text:p>altitude deg</text:p>
          </table:table-cell>
          <table:table-cell office:value-type="string" calcext:value-type="string">
            <text:p>azimuth rad</text:p>
          </table:table-cell>
          <table:table-cell office:value-type="string" calcext:value-type="string">
            <text:p>altitude rad</text:p>
          </table:table-cell>
          <table:table-cell table:number-columns-repeated="6"/>
          <table:table-cell office:value-type="string" calcext:value-type="string">
            <text:p>sin az</text:p>
          </table:table-cell>
          <table:table-cell office:value-type="string" calcext:value-type="string">
            <text:p>cos az</text:p>
          </table:table-cell>
          <table:table-cell office:value-type="string" calcext:value-type="string">
            <text:p>sin alt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7028" calcext:value-type="float">
            <text:p>7.87028</text:p>
          </table:table-cell>
          <table:table-cell office:value-type="float" office:value="-35.9439835319178" calcext:value-type="float">
            <text:p>-35.9439835319</text:p>
          </table:table-cell>
          <table:table-cell table:formula="of:=RADIANS([.B5])" office:value-type="float" office:value="0.137362299053859" calcext:value-type="float">
            <text:p>0.1373622991</text:p>
          </table:table-cell>
          <table:table-cell table:formula="of:=RADIANS([.C5])" office:value-type="float" office:value="-0.627340858914586" calcext:value-type="float">
            <text:p>-0.6273408589</text:p>
          </table:table-cell>
          <table:table-cell table:number-columns-repeated="6"/>
          <table:table-cell table:formula="of:=SIN([.D5])" office:value-type="float" office:value="0.136930738569859" calcext:value-type="float">
            <text:p>0.14</text:p>
          </table:table-cell>
          <table:table-cell table:style-name="ce4" table:formula="of:=COS([.D5])" office:value-type="float" office:value="0.990580624096147" calcext:value-type="float">
            <text:p>0.99</text:p>
          </table:table-cell>
          <table:table-cell table:style-name="ce4" table:formula="of:=SIN([.E5])" office:value-type="float" office:value="-0.586994018399689" calcext:value-type="float">
            <text:p>-0.59</text:p>
          </table:table-cell>
          <table:table-cell/>
          <table:table-cell table:style-name="ce1" table:formula="of:=[.$Q$1]*COS([.D5])*SIN([.E5])" office:value-type="float" office:value="-58.1464901087069" calcext:value-type="float">
            <text:p>-58</text:p>
          </table:table-cell>
          <table:table-cell table:style-name="ce1" table:formula="of:=[.$Q$1]*SIN([.D5])*SIN([.E5])" office:value-type="float" office:value="-8.0377524475559" calcext:value-type="float">
            <text:p>-8</text:p>
          </table:table-cell>
          <table:table-cell table:style-name="ce1" table:formula="of:=[.$Q$1]*COS([.E5])" office:value-type="float" office:value="80.9591268704762" calcext:value-type="float">
            <text:p>81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94299" calcext:value-type="float">
            <text:p>23.94299</text:p>
          </table:table-cell>
          <table:table-cell office:value-type="float" office:value="-32.3740878439154" calcext:value-type="float">
            <text:p>-32.3740878439</text:p>
          </table:table-cell>
          <table:table-cell table:formula="of:=RADIANS([.B6])" office:value-type="float" office:value="0.417884008272077" calcext:value-type="float">
            <text:p>0.4178840083</text:p>
          </table:table-cell>
          <table:table-cell table:formula="of:=RADIANS([.C6])" office:value-type="float" office:value="-0.565034425206196" calcext:value-type="float">
            <text:p>-0.5650344252</text:p>
          </table:table-cell>
          <table:table-cell table:number-columns-repeated="6"/>
          <table:table-cell table:formula="of:=SIN([.D6])" office:value-type="float" office:value="0.405827452999541" calcext:value-type="float">
            <text:p>0.41</text:p>
          </table:table-cell>
          <table:table-cell table:style-name="ce4" table:formula="of:=COS([.D6])" office:value-type="float" office:value="0.913949713273058" calcext:value-type="float">
            <text:p>0.91</text:p>
          </table:table-cell>
          <table:table-cell table:style-name="ce4" table:formula="of:=SIN([.E6])" office:value-type="float" office:value="-0.535444890830638" calcext:value-type="float">
            <text:p>-0.54</text:p>
          </table:table-cell>
          <table:table-cell/>
          <table:table-cell table:style-name="ce1" table:formula="of:=[.$Q$1]*COS([.D6])*SIN([.E6])" office:value-type="float" office:value="-48.9369704448186" calcext:value-type="float">
            <text:p>-49</text:p>
          </table:table-cell>
          <table:table-cell table:style-name="ce1" table:formula="of:=[.$Q$1]*SIN([.D6])*SIN([.E6])" office:value-type="float" office:value="-21.7298236267415" calcext:value-type="float">
            <text:p>-22</text:p>
          </table:table-cell>
          <table:table-cell table:style-name="ce1" table:formula="of:=[.$Q$1]*COS([.E6])" office:value-type="float" office:value="84.4570168123031" calcext:value-type="float">
            <text:p>8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2598" calcext:value-type="float">
            <text:p>37.72598</text:p>
          </table:table-cell>
          <table:table-cell office:value-type="float" office:value="-25.7139384098335" calcext:value-type="float">
            <text:p>-25.7139384098</text:p>
          </table:table-cell>
          <table:table-cell table:formula="of:=RADIANS([.B7])" office:value-type="float" office:value="0.65844256454153" calcext:value-type="float">
            <text:p>0.6584425645</text:p>
          </table:table-cell>
          <table:table-cell table:formula="of:=RADIANS([.C7])" office:value-type="float" office:value="-0.44879288890663" calcext:value-type="float">
            <text:p>-0.4487928889</text:p>
          </table:table-cell>
          <table:table-cell table:number-columns-repeated="6"/>
          <table:table-cell table:formula="of:=SIN([.D7])" office:value-type="float" office:value="0.611885746968015" calcext:value-type="float">
            <text:p>0.61</text:p>
          </table:table-cell>
          <table:table-cell table:style-name="ce4" table:formula="of:=COS([.D7])" office:value-type="float" office:value="0.790946162932341" calcext:value-type="float">
            <text:p>0.79</text:p>
          </table:table-cell>
          <table:table-cell table:style-name="ce4" table:formula="of:=SIN([.E7])" office:value-type="float" office:value="-0.433878277791113" calcext:value-type="float">
            <text:p>-0.43</text:p>
          </table:table-cell>
          <table:table-cell/>
          <table:table-cell table:style-name="ce1" table:formula="of:=[.$Q$1]*COS([.D7])*SIN([.E7])" office:value-type="float" office:value="-34.3174358998573" calcext:value-type="float">
            <text:p>-34</text:p>
          </table:table-cell>
          <table:table-cell table:style-name="ce1" table:formula="of:=[.$Q$1]*SIN([.D7])*SIN([.E7])" office:value-type="float" office:value="-26.5483934099411" calcext:value-type="float">
            <text:p>-27</text:p>
          </table:table-cell>
          <table:table-cell table:style-name="ce1" table:formula="of:=[.$Q$1]*COS([.E7])" office:value-type="float" office:value="90.0971497918229" calcext:value-type="float">
            <text:p>9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98586" calcext:value-type="float">
            <text:p>48.98586</text:p>
          </table:table-cell>
          <table:table-cell office:value-type="float" office:value="-16.8163469007878" calcext:value-type="float">
            <text:p>-16.8163469008</text:p>
          </table:table-cell>
          <table:table-cell table:formula="of:=RADIANS([.B8])" office:value-type="float" office:value="0.85496454392099" calcext:value-type="float">
            <text:p>0.8549645439</text:p>
          </table:table-cell>
          <table:table-cell table:formula="of:=RADIANS([.C8])" office:value-type="float" office:value="-0.293500621576291" calcext:value-type="float">
            <text:p>-0.2935006216</text:p>
          </table:table-cell>
          <table:table-cell table:number-columns-repeated="6"/>
          <table:table-cell table:formula="of:=SIN([.D8])" office:value-type="float" office:value="0.754547648724963" calcext:value-type="float">
            <text:p>0.75</text:p>
          </table:table-cell>
          <table:table-cell table:style-name="ce4" table:formula="of:=COS([.D8])" office:value-type="float" office:value="0.656245263452338" calcext:value-type="float">
            <text:p>0.66</text:p>
          </table:table-cell>
          <table:table-cell table:style-name="ce4" table:formula="of:=SIN([.E8])" office:value-type="float" office:value="-0.28930491536197" calcext:value-type="float">
            <text:p>-0.29</text:p>
          </table:table-cell>
          <table:table-cell/>
          <table:table-cell table:style-name="ce1" table:formula="of:=[.$Q$1]*COS([.D8])*SIN([.E8])" office:value-type="float" office:value="-18.9854980399772" calcext:value-type="float">
            <text:p>-19</text:p>
          </table:table-cell>
          <table:table-cell table:style-name="ce1" table:formula="of:=[.$Q$1]*SIN([.D8])*SIN([.E8])" office:value-type="float" office:value="-21.8294343650949" calcext:value-type="float">
            <text:p>-22</text:p>
          </table:table-cell>
          <table:table-cell table:style-name="ce1" table:formula="of:=[.$Q$1]*COS([.E8])" office:value-type="float" office:value="95.7236995705559" calcext:value-type="float">
            <text:p>96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15168" calcext:value-type="float">
            <text:p>58.15168</text:p>
          </table:table-cell>
          <table:table-cell office:value-type="float" office:value="-6.39249210593705" calcext:value-type="float">
            <text:p>-6.3924921059</text:p>
          </table:table-cell>
          <table:table-cell table:formula="of:=RADIANS([.B9])" office:value-type="float" office:value="1.01493828156614" calcext:value-type="float">
            <text:p>1.0149382816</text:p>
          </table:table-cell>
          <table:table-cell table:formula="of:=RADIANS([.C9])" office:value-type="float" office:value="-0.111570034656348" calcext:value-type="float">
            <text:p>-0.1115700347</text:p>
          </table:table-cell>
          <table:table-cell table:number-columns-repeated="6"/>
          <table:table-cell table:formula="of:=SIN([.D9])" office:value-type="float" office:value="0.849447986274729" calcext:value-type="float">
            <text:p>0.85</text:p>
          </table:table-cell>
          <table:table-cell table:style-name="ce4" table:formula="of:=COS([.D9])" office:value-type="float" office:value="0.527672359152731" calcext:value-type="float">
            <text:p>0.53</text:p>
          </table:table-cell>
          <table:table-cell table:style-name="ce4" table:formula="of:=SIN([.E9])" office:value-type="float" office:value="-0.111338710414516" calcext:value-type="float">
            <text:p>-0.11</text:p>
          </table:table-cell>
          <table:table-cell/>
          <table:table-cell table:style-name="ce1" table:formula="of:=[.$Q$1]*COS([.D9])*SIN([.E9])" office:value-type="float" office:value="-5.87503599894506" calcext:value-type="float">
            <text:p>-6</text:p>
          </table:table-cell>
          <table:table-cell table:style-name="ce1" table:formula="of:=[.$Q$1]*SIN([.D9])*SIN([.E9])" office:value-type="float" office:value="-9.45764433560361" calcext:value-type="float">
            <text:p>-9</text:p>
          </table:table-cell>
          <table:table-cell table:style-name="ce1" table:formula="of:=[.$Q$1]*COS([.E9])" office:value-type="float" office:value="99.3782517235654" calcext:value-type="float">
            <text:p>99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80482" calcext:value-type="float">
            <text:p>65.80482</text:p>
          </table:table-cell>
          <table:table-cell office:value-type="float" office:value="5.22791959805959" calcext:value-type="float">
            <text:p>5.2279195981</text:p>
          </table:table-cell>
          <table:table-cell table:formula="of:=RADIANS([.B10])" office:value-type="float" office:value="1.14851077268222" calcext:value-type="float">
            <text:p>1.1485107727</text:p>
          </table:table-cell>
          <table:table-cell table:formula="of:=RADIANS([.C10])" office:value-type="float" office:value="0.0912444100156784" calcext:value-type="float">
            <text:p>0.09124441</text:p>
          </table:table-cell>
          <table:table-cell table:number-columns-repeated="6"/>
          <table:table-cell table:formula="of:=SIN([.D10])" office:value-type="float" office:value="0.912154597666608" calcext:value-type="float">
            <text:p>0.91</text:p>
          </table:table-cell>
          <table:table-cell table:style-name="ce4" table:formula="of:=COS([.D10])" office:value-type="float" office:value="0.409846300405004" calcext:value-type="float">
            <text:p>0.41</text:p>
          </table:table-cell>
          <table:table-cell table:style-name="ce4" table:formula="of:=SIN([.E10])" office:value-type="float" office:value="0.091117852843253" calcext:value-type="float">
            <text:p>0.09</text:p>
          </table:table-cell>
          <table:table-cell/>
          <table:table-cell table:style-name="ce1" table:formula="of:=[.$Q$1]*COS([.D10])*SIN([.E10])" office:value-type="float" office:value="3.73443148886548" calcext:value-type="float">
            <text:p>4</text:p>
          </table:table-cell>
          <table:table-cell table:style-name="ce1" table:formula="of:=[.$Q$1]*SIN([.D10])*SIN([.E10])" office:value-type="float" office:value="8.31135684004826" calcext:value-type="float">
            <text:p>8</text:p>
          </table:table-cell>
          <table:table-cell table:style-name="ce1" table:formula="of:=[.$Q$1]*COS([.E10])" office:value-type="float" office:value="99.584011612971" calcext:value-type="float">
            <text:p>10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47926" calcext:value-type="float">
            <text:p>72.47926</text:p>
          </table:table-cell>
          <table:table-cell office:value-type="float" office:value="17.2475935774795" calcext:value-type="float">
            <text:p>17.2475935775</text:p>
          </table:table-cell>
          <table:table-cell table:formula="of:=RADIANS([.B11])" office:value-type="float" office:value="1.26500172640903" calcext:value-type="float">
            <text:p>1.2650017264</text:p>
          </table:table-cell>
          <table:table-cell table:formula="of:=RADIANS([.C11])" office:value-type="float" office:value="0.301027295972845" calcext:value-type="float">
            <text:p>0.301027296</text:p>
          </table:table-cell>
          <table:table-cell table:number-columns-repeated="6"/>
          <table:table-cell table:formula="of:=SIN([.D11])" office:value-type="float" office:value="0.953608038395351" calcext:value-type="float">
            <text:p>0.95</text:p>
          </table:table-cell>
          <table:table-cell table:style-name="ce4" table:formula="of:=COS([.D11])" office:value-type="float" office:value="0.301051007485061" calcext:value-type="float">
            <text:p>0.30</text:p>
          </table:table-cell>
          <table:table-cell table:style-name="ce4" table:formula="of:=SIN([.E11])" office:value-type="float" office:value="0.296501463880017" calcext:value-type="float">
            <text:p>0.30</text:p>
          </table:table-cell>
          <table:table-cell/>
          <table:table-cell table:style-name="ce1" table:formula="of:=[.$Q$1]*COS([.D11])*SIN([.E11])" office:value-type="float" office:value="8.92620644218746" calcext:value-type="float">
            <text:p>9</text:p>
          </table:table-cell>
          <table:table-cell table:style-name="ce1" table:formula="of:=[.$Q$1]*SIN([.D11])*SIN([.E11])" office:value-type="float" office:value="28.2746179351973" calcext:value-type="float">
            <text:p>28</text:p>
          </table:table-cell>
          <table:table-cell table:style-name="ce1" table:formula="of:=[.$Q$1]*COS([.E11])" office:value-type="float" office:value="95.5032398359871" calcext:value-type="float">
            <text:p>96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65906" calcext:value-type="float">
            <text:p>78.65906</text:p>
          </table:table-cell>
          <table:table-cell office:value-type="float" office:value="29.7705651830928" calcext:value-type="float">
            <text:p>29.7705651831</text:p>
          </table:table-cell>
          <table:table-cell table:formula="of:=RADIANS([.B12])" office:value-type="float" office:value="1.37285958352377" calcext:value-type="float">
            <text:p>1.3728595835</text:p>
          </table:table-cell>
          <table:table-cell table:formula="of:=RADIANS([.C12])" office:value-type="float" office:value="0.519594382624558" calcext:value-type="float">
            <text:p>0.5195943826</text:p>
          </table:table-cell>
          <table:table-cell table:number-columns-repeated="6"/>
          <table:table-cell table:formula="of:=SIN([.D12])" office:value-type="float" office:value="0.980474397299142" calcext:value-type="float">
            <text:p>0.98</text:p>
          </table:table-cell>
          <table:table-cell table:style-name="ce4" table:formula="of:=COS([.D12])" office:value-type="float" office:value="0.196646780397961" calcext:value-type="float">
            <text:p>0.20</text:p>
          </table:table-cell>
          <table:table-cell table:style-name="ce4" table:formula="of:=SIN([.E12])" office:value-type="float" office:value="0.496528094440655" calcext:value-type="float">
            <text:p>0.50</text:p>
          </table:table-cell>
          <table:table-cell/>
          <table:table-cell table:style-name="ce1" table:formula="of:=[.$Q$1]*COS([.D12])*SIN([.E12])" office:value-type="float" office:value="9.76406511488893" calcext:value-type="float">
            <text:p>10</text:p>
          </table:table-cell>
          <table:table-cell table:style-name="ce1" table:formula="of:=[.$Q$1]*SIN([.D12])*SIN([.E12])" office:value-type="float" office:value="48.6833084138793" calcext:value-type="float">
            <text:p>49</text:p>
          </table:table-cell>
          <table:table-cell table:style-name="ce1" table:formula="of:=[.$Q$1]*COS([.E12])" office:value-type="float" office:value="86.8020651500373" calcext:value-type="float">
            <text:p>8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.88661" calcext:value-type="float">
            <text:p>84.88661</text:p>
          </table:table-cell>
          <table:table-cell office:value-type="float" office:value="42.5770858985491" calcext:value-type="float">
            <text:p>42.5770858985</text:p>
          </table:table-cell>
          <table:table-cell table:formula="of:=RADIANS([.B13])" office:value-type="float" office:value="1.48155083535634" calcext:value-type="float">
            <text:p>1.4815508354</text:p>
          </table:table-cell>
          <table:table-cell table:formula="of:=RADIANS([.C13])" office:value-type="float" office:value="0.74311033483413" calcext:value-type="float">
            <text:p>0.7431103348</text:p>
          </table:table-cell>
          <table:table-cell table:number-columns-repeated="6"/>
          <table:table-cell table:formula="of:=SIN([.D13])" office:value-type="float" office:value="0.99602026365087" calcext:value-type="float">
            <text:p>1.00</text:p>
          </table:table-cell>
          <table:table-cell table:style-name="ce4" table:formula="of:=COS([.D13])" office:value-type="float" office:value="0.0891270688222838" calcext:value-type="float">
            <text:p>0.09</text:p>
          </table:table-cell>
          <table:table-cell table:style-name="ce4" table:formula="of:=SIN([.E13])" office:value-type="float" office:value="0.676581530817238" calcext:value-type="float">
            <text:p>0.68</text:p>
          </table:table-cell>
          <table:table-cell/>
          <table:table-cell table:style-name="ce1" table:formula="of:=[.$Q$1]*COS([.D13])*SIN([.E13])" office:value-type="float" office:value="6.0301728661034" calcext:value-type="float">
            <text:p>6</text:p>
          </table:table-cell>
          <table:table-cell table:style-name="ce1" table:formula="of:=[.$Q$1]*SIN([.D13])*SIN([.E13])" office:value-type="float" office:value="67.3888914705894" calcext:value-type="float">
            <text:p>67</text:p>
          </table:table-cell>
          <table:table-cell table:style-name="ce1" table:formula="of:=[.$Q$1]*COS([.E13])" office:value-type="float" office:value="73.6367728894337" calcext:value-type="float">
            <text:p>7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.07677" calcext:value-type="float">
            <text:p>92.07677</text:p>
          </table:table-cell>
          <table:table-cell office:value-type="float" office:value="55.5139228395088" calcext:value-type="float">
            <text:p>55.5139228395</text:p>
          </table:table-cell>
          <table:table-cell table:formula="of:=RADIANS([.B14])" office:value-type="float" office:value="1.60704280110154" calcext:value-type="float">
            <text:p>1.6070428011</text:p>
          </table:table-cell>
          <table:table-cell table:formula="of:=RADIANS([.C14])" office:value-type="float" office:value="0.968900734247508" calcext:value-type="float">
            <text:p>0.9689007342</text:p>
          </table:table-cell>
          <table:table-cell table:number-columns-repeated="6"/>
          <table:table-cell table:formula="of:=SIN([.D14])" office:value-type="float" office:value="0.999343168467376" calcext:value-type="float">
            <text:p>1.00</text:p>
          </table:table-cell>
          <table:table-cell table:style-name="ce4" table:formula="of:=COS([.D14])" office:value-type="float" office:value="-0.0362385380166594" calcext:value-type="float">
            <text:p>-0.04</text:p>
          </table:table-cell>
          <table:table-cell table:style-name="ce4" table:formula="of:=SIN([.E14])" office:value-type="float" office:value="0.824263800659306" calcext:value-type="float">
            <text:p>0.82</text:p>
          </table:table-cell>
          <table:table-cell/>
          <table:table-cell table:style-name="ce1" table:formula="of:=[.$Q$1]*COS([.D14])*SIN([.E14])" office:value-type="float" office:value="-2.98701150759484" calcext:value-type="float">
            <text:p>-3</text:p>
          </table:table-cell>
          <table:table-cell table:style-name="ce1" table:formula="of:=[.$Q$1]*SIN([.D14])*SIN([.E14])" office:value-type="float" office:value="82.3722398203833" calcext:value-type="float">
            <text:p>82</text:p>
          </table:table-cell>
          <table:table-cell table:style-name="ce1" table:formula="of:=[.$Q$1]*COS([.E14])" office:value-type="float" office:value="56.6205958042369" calcext:value-type="float">
            <text:p>5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.825" calcext:value-type="float">
            <text:p>102.825</text:p>
          </table:table-cell>
          <table:table-cell office:value-type="float" office:value="68.3532150930815" calcext:value-type="float">
            <text:p>68.3532150931</text:p>
          </table:table-cell>
          <table:table-cell table:formula="of:=RADIANS([.B15])" office:value-type="float" office:value="1.79463480336317" calcext:value-type="float">
            <text:p>1.7946348034</text:p>
          </table:table-cell>
          <table:table-cell table:formula="of:=RADIANS([.C15])" office:value-type="float" office:value="1.19298865769815" calcext:value-type="float">
            <text:p>1.1929886577</text:p>
          </table:table-cell>
          <table:table-cell table:number-columns-repeated="6"/>
          <table:table-cell table:formula="of:=SIN([.D15])" office:value-type="float" office:value="0.975052592712887" calcext:value-type="float">
            <text:p>0.98</text:p>
          </table:table-cell>
          <table:table-cell table:style-name="ce4" table:formula="of:=COS([.D15])" office:value-type="float" office:value="-0.221973965689396" calcext:value-type="float">
            <text:p>-0.22</text:p>
          </table:table-cell>
          <table:table-cell table:style-name="ce4" table:formula="of:=SIN([.E15])" office:value-type="float" office:value="0.929475583606463" calcext:value-type="float">
            <text:p>0.93</text:p>
          </table:table-cell>
          <table:table-cell/>
          <table:table-cell table:style-name="ce1" table:formula="of:=[.$Q$1]*COS([.D15])*SIN([.E15])" office:value-type="float" office:value="-20.6319381304592" calcext:value-type="float">
            <text:p>-21</text:p>
          </table:table-cell>
          <table:table-cell table:style-name="ce1" table:formula="of:=[.$Q$1]*SIN([.D15])*SIN([.E15])" office:value-type="float" office:value="90.6287577658805" calcext:value-type="float">
            <text:p>91</text:p>
          </table:table-cell>
          <table:table-cell table:style-name="ce1" table:formula="of:=[.$Q$1]*COS([.E15])" office:value-type="float" office:value="36.8883639484628" calcext:value-type="float">
            <text:p>3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1.53247" calcext:value-type="float">
            <text:p>131.53247</text:p>
          </table:table-cell>
          <table:table-cell office:value-type="float" office:value="80.0750855560634" calcext:value-type="float">
            <text:p>80.0750855561</text:p>
          </table:table-cell>
          <table:table-cell table:formula="of:=RADIANS([.B16])" office:value-type="float" office:value="2.29567467478067" calcext:value-type="float">
            <text:p>2.2956746748</text:p>
          </table:table-cell>
          <table:table-cell table:formula="of:=RADIANS([.C16])" office:value-type="float" office:value="1.39757389176946" calcext:value-type="float">
            <text:p>1.3975738918</text:p>
          </table:table-cell>
          <table:table-cell table:number-columns-repeated="6"/>
          <table:table-cell table:formula="of:=SIN([.D16])" office:value-type="float" office:value="0.748580088189673" calcext:value-type="float">
            <text:p>0.75</text:p>
          </table:table-cell>
          <table:table-cell table:style-name="ce4" table:formula="of:=COS([.D16])" office:value-type="float" office:value="-0.6630443812943" calcext:value-type="float">
            <text:p>-0.66</text:p>
          </table:table-cell>
          <table:table-cell table:style-name="ce4" table:formula="of:=SIN([.E16])" office:value-type="float" office:value="0.985034471530975" calcext:value-type="float">
            <text:p>0.99</text:p>
          </table:table-cell>
          <table:table-cell/>
          <table:table-cell table:style-name="ce1" table:formula="of:=[.$Q$1]*COS([.D16])*SIN([.E16])" office:value-type="float" office:value="-65.3121571729813" calcext:value-type="float">
            <text:p>-65</text:p>
          </table:table-cell>
          <table:table-cell table:style-name="ce1" table:formula="of:=[.$Q$1]*SIN([.D16])*SIN([.E16])" office:value-type="float" office:value="73.7377191568525" calcext:value-type="float">
            <text:p>74</text:p>
          </table:table-cell>
          <table:table-cell table:style-name="ce1" table:formula="of:=[.$Q$1]*COS([.E16])" office:value-type="float" office:value="17.2357448042413" calcext:value-type="float">
            <text:p>1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3.71171" calcext:value-type="float">
            <text:p>223.71171</text:p>
          </table:table-cell>
          <table:table-cell office:value-type="float" office:value="80.8049630616115" calcext:value-type="float">
            <text:p>80.8049630616</text:p>
          </table:table-cell>
          <table:table-cell table:formula="of:=RADIANS([.B17])" office:value-type="float" office:value="3.90450591476672" calcext:value-type="float">
            <text:p>3.9045059148</text:p>
          </table:table-cell>
          <table:table-cell table:formula="of:=RADIANS([.C17])" office:value-type="float" office:value="1.41031265737752" calcext:value-type="float">
            <text:p>1.4103126574</text:p>
          </table:table-cell>
          <table:table-cell table:number-columns-repeated="6"/>
          <table:table-cell table:formula="of:=SIN([.D17])" office:value-type="float" office:value="-0.691030155266022" calcext:value-type="float">
            <text:p>-0.69</text:p>
          </table:table-cell>
          <table:table-cell table:style-name="ce4" table:formula="of:=COS([.D17])" office:value-type="float" office:value="-0.72282592960755" calcext:value-type="float">
            <text:p>-0.72</text:p>
          </table:table-cell>
          <table:table-cell table:style-name="ce4" table:formula="of:=SIN([.E17])" office:value-type="float" office:value="0.98715011056041" calcext:value-type="float">
            <text:p>0.99</text:p>
          </table:table-cell>
          <table:table-cell/>
          <table:table-cell table:style-name="ce1" table:formula="of:=[.$Q$1]*COS([.D17])*SIN([.E17])" office:value-type="float" office:value="-71.3537696328024" calcext:value-type="float">
            <text:p>-71</text:p>
          </table:table-cell>
          <table:table-cell table:style-name="ce1" table:formula="of:=[.$Q$1]*SIN([.D17])*SIN([.E17])" office:value-type="float" office:value="-68.215049417143" calcext:value-type="float">
            <text:p>-68</text:p>
          </table:table-cell>
          <table:table-cell table:style-name="ce1" table:formula="of:=[.$Q$1]*COS([.E17])" office:value-type="float" office:value="15.9795679605459" calcext:value-type="float">
            <text:p>16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.98199" calcext:value-type="float">
            <text:p>255.98199</text:p>
          </table:table-cell>
          <table:table-cell office:value-type="float" office:value="69.3381048748053" calcext:value-type="float">
            <text:p>69.3381048748</text:p>
          </table:table-cell>
          <table:table-cell table:formula="of:=RADIANS([.B18])" office:value-type="float" office:value="4.4677285513072" calcext:value-type="float">
            <text:p>4.4677285513</text:p>
          </table:table-cell>
          <table:table-cell table:formula="of:=RADIANS([.C18])" office:value-type="float" office:value="1.21017822715848" calcext:value-type="float">
            <text:p>1.2101782272</text:p>
          </table:table-cell>
          <table:table-cell table:number-columns-repeated="6"/>
          <table:table-cell table:formula="of:=SIN([.D18])" office:value-type="float" office:value="-0.970219634113525" calcext:value-type="float">
            <text:p>-0.97</text:p>
          </table:table-cell>
          <table:table-cell table:style-name="ce4" table:formula="of:=COS([.D18])" office:value-type="float" office:value="-0.242226880384109" calcext:value-type="float">
            <text:p>-0.24</text:p>
          </table:table-cell>
          <table:table-cell table:style-name="ce4" table:formula="of:=SIN([.E18])" office:value-type="float" office:value="0.935678904337938" calcext:value-type="float">
            <text:p>0.94</text:p>
          </table:table-cell>
          <table:table-cell/>
          <table:table-cell table:style-name="ce1" table:formula="of:=[.$Q$1]*COS([.D18])*SIN([.E18])" office:value-type="float" office:value="-22.6646582039" calcext:value-type="float">
            <text:p>-23</text:p>
          </table:table-cell>
          <table:table-cell table:style-name="ce1" table:formula="of:=[.$Q$1]*SIN([.D18])*SIN([.E18])" office:value-type="float" office:value="-90.7814044214498" calcext:value-type="float">
            <text:p>-91</text:p>
          </table:table-cell>
          <table:table-cell table:style-name="ce1" table:formula="of:=[.$Q$1]*COS([.E18])" office:value-type="float" office:value="35.2852643432008" calcext:value-type="float">
            <text:p>35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7.27475" calcext:value-type="float">
            <text:p>267.27475</text:p>
          </table:table-cell>
          <table:table-cell office:value-type="float" office:value="56.5257393471381" calcext:value-type="float">
            <text:p>56.5257393471</text:p>
          </table:table-cell>
          <table:table-cell table:formula="of:=RADIANS([.B19])" office:value-type="float" office:value="4.66482439494471" calcext:value-type="float">
            <text:p>4.6648243949</text:p>
          </table:table-cell>
          <table:table-cell table:formula="of:=RADIANS([.C19])" office:value-type="float" office:value="0.98656026373167" calcext:value-type="float">
            <text:p>0.9865602637</text:p>
          </table:table-cell>
          <table:table-cell table:number-columns-repeated="6"/>
          <table:table-cell table:formula="of:=SIN([.D19])" office:value-type="float" office:value="-0.99886901835686" calcext:value-type="float">
            <text:p>-1.00</text:p>
          </table:table-cell>
          <table:table-cell table:style-name="ce4" table:formula="of:=COS([.D19])" office:value-type="float" office:value="-0.0475466525299291" calcext:value-type="float">
            <text:p>-0.05</text:p>
          </table:table-cell>
          <table:table-cell table:style-name="ce4" table:formula="of:=SIN([.E19])" office:value-type="float" office:value="0.834133688073605" calcext:value-type="float">
            <text:p>0.83</text:p>
          </table:table-cell>
          <table:table-cell/>
          <table:table-cell table:style-name="ce1" table:formula="of:=[.$Q$1]*COS([.D19])*SIN([.E19])" office:value-type="float" office:value="-3.9660264630344" calcext:value-type="float">
            <text:p>-4</text:p>
          </table:table-cell>
          <table:table-cell table:style-name="ce1" table:formula="of:=[.$Q$1]*SIN([.D19])*SIN([.E19])" office:value-type="float" office:value="-83.319029818447" calcext:value-type="float">
            <text:p>-83</text:p>
          </table:table-cell>
          <table:table-cell table:style-name="ce1" table:formula="of:=[.$Q$1]*COS([.E19])" office:value-type="float" office:value="55.156231780346" calcext:value-type="float">
            <text:p>55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4.60828" calcext:value-type="float">
            <text:p>274.60828</text:p>
          </table:table-cell>
          <table:table-cell office:value-type="float" office:value="43.5863853442482" calcext:value-type="float">
            <text:p>43.5863853442</text:p>
          </table:table-cell>
          <table:table-cell table:formula="of:=RADIANS([.B20])" office:value-type="float" office:value="4.79281863923849" calcext:value-type="float">
            <text:p>4.7928186392</text:p>
          </table:table-cell>
          <table:table-cell table:formula="of:=RADIANS([.C20])" office:value-type="float" office:value="0.760725933300133" calcext:value-type="float">
            <text:p>0.7607259333</text:p>
          </table:table-cell>
          <table:table-cell table:number-columns-repeated="6"/>
          <table:table-cell table:formula="of:=SIN([.D20])" office:value-type="float" office:value="-0.996767278239712" calcext:value-type="float">
            <text:p>-1.00</text:p>
          </table:table-cell>
          <table:table-cell table:style-name="ce4" table:formula="of:=COS([.D20])" office:value-type="float" office:value="0.0803429712582" calcext:value-type="float">
            <text:p>0.08</text:p>
          </table:table-cell>
          <table:table-cell table:style-name="ce4" table:formula="of:=SIN([.E20])" office:value-type="float" office:value="0.689447446138056" calcext:value-type="float">
            <text:p>0.69</text:p>
          </table:table-cell>
          <table:table-cell/>
          <table:table-cell table:style-name="ce1" table:formula="of:=[.$Q$1]*COS([.D20])*SIN([.E20])" office:value-type="float" office:value="5.53922563491092" calcext:value-type="float">
            <text:p>6</text:p>
          </table:table-cell>
          <table:table-cell table:style-name="ce1" table:formula="of:=[.$Q$1]*SIN([.D20])*SIN([.E20])" office:value-type="float" office:value="-68.7218654376351" calcext:value-type="float">
            <text:p>-69</text:p>
          </table:table-cell>
          <table:table-cell table:style-name="ce1" table:formula="of:=[.$Q$1]*COS([.E20])" office:value-type="float" office:value="72.4335708779922" calcext:value-type="float">
            <text:p>72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0.86969" calcext:value-type="float">
            <text:p>280.86969</text:p>
          </table:table-cell>
          <table:table-cell office:value-type="float" office:value="30.7647061970688" calcext:value-type="float">
            <text:p>30.7647061971</text:p>
          </table:table-cell>
          <table:table-cell table:formula="of:=RADIANS([.B21])" office:value-type="float" office:value="4.90210085955579" calcext:value-type="float">
            <text:p>4.9021008596</text:p>
          </table:table-cell>
          <table:table-cell table:formula="of:=RADIANS([.C21])" office:value-type="float" office:value="0.536945416547554" calcext:value-type="float">
            <text:p>0.5369454165</text:p>
          </table:table-cell>
          <table:table-cell table:number-columns-repeated="6"/>
          <table:table-cell table:formula="of:=SIN([.D21])" office:value-type="float" office:value="-0.982058608538024" calcext:value-type="float">
            <text:p>-0.98</text:p>
          </table:table-cell>
          <table:table-cell table:style-name="ce4" table:formula="of:=COS([.D21])" office:value-type="float" office:value="0.188575951267282" calcext:value-type="float">
            <text:p>0.19</text:p>
          </table:table-cell>
          <table:table-cell table:style-name="ce4" table:formula="of:=SIN([.E21])" office:value-type="float" office:value="0.511513654416272" calcext:value-type="float">
            <text:p>0.51</text:p>
          </table:table-cell>
          <table:table-cell/>
          <table:table-cell table:style-name="ce1" table:formula="of:=[.$Q$1]*COS([.D21])*SIN([.E21])" office:value-type="float" office:value="9.64591739677525" calcext:value-type="float">
            <text:p>10</text:p>
          </table:table-cell>
          <table:table-cell table:style-name="ce1" table:formula="of:=[.$Q$1]*SIN([.D21])*SIN([.E21])" office:value-type="float" office:value="-50.2336387704244" calcext:value-type="float">
            <text:p>-50</text:p>
          </table:table-cell>
          <table:table-cell table:style-name="ce1" table:formula="of:=[.$Q$1]*COS([.E21])" office:value-type="float" office:value="85.9275148800261" calcext:value-type="float">
            <text:p>86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.03211" calcext:value-type="float">
            <text:p>287.03211</text:p>
          </table:table-cell>
          <table:table-cell office:value-type="float" office:value="18.2143402226404" calcext:value-type="float">
            <text:p>18.2143402226</text:p>
          </table:table-cell>
          <table:table-cell table:formula="of:=RADIANS([.B22])" office:value-type="float" office:value="5.00965537844654" calcext:value-type="float">
            <text:p>5.0096553784</text:p>
          </table:table-cell>
          <table:table-cell table:formula="of:=RADIANS([.C22])" office:value-type="float" office:value="0.317900207963512" calcext:value-type="float">
            <text:p>0.317900208</text:p>
          </table:table-cell>
          <table:table-cell table:number-columns-repeated="6"/>
          <table:table-cell table:formula="of:=SIN([.D22])" office:value-type="float" office:value="-0.95614075331746" calcext:value-type="float">
            <text:p>-0.96</text:p>
          </table:table-cell>
          <table:table-cell table:style-name="ce4" table:formula="of:=COS([.D22])" office:value-type="float" office:value="0.292907596087093" calcext:value-type="float">
            <text:p>0.29</text:p>
          </table:table-cell>
          <table:table-cell table:style-name="ce4" table:formula="of:=SIN([.E22])" office:value-type="float" office:value="0.312572671627546" calcext:value-type="float">
            <text:p>0.31</text:p>
          </table:table-cell>
          <table:table-cell/>
          <table:table-cell table:style-name="ce1" table:formula="of:=[.$Q$1]*COS([.D22])*SIN([.E22])" office:value-type="float" office:value="9.15549098489447" calcext:value-type="float">
            <text:p>9</text:p>
          </table:table-cell>
          <table:table-cell table:style-name="ce1" table:formula="of:=[.$Q$1]*SIN([.D22])*SIN([.E22])" office:value-type="float" office:value="-29.8863469716413" calcext:value-type="float">
            <text:p>-30</text:p>
          </table:table-cell>
          <table:table-cell table:style-name="ce1" table:formula="of:=[.$Q$1]*COS([.E22])" office:value-type="float" office:value="94.9893849307184" calcext:value-type="float">
            <text:p>95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.65115" calcext:value-type="float">
            <text:p>293.65115</text:p>
          </table:table-cell>
          <table:table-cell office:value-type="float" office:value="6.14098427080377" calcext:value-type="float">
            <text:p>6.1409842708</text:p>
          </table:table-cell>
          <table:table-cell table:formula="of:=RADIANS([.B23])" office:value-type="float" office:value="5.12517941976775" calcext:value-type="float">
            <text:p>5.1251794198</text:p>
          </table:table-cell>
          <table:table-cell table:formula="of:=RADIANS([.C23])" office:value-type="float" office:value="0.107180394838709" calcext:value-type="float">
            <text:p>0.1071803948</text:p>
          </table:table-cell>
          <table:table-cell table:number-columns-repeated="6"/>
          <table:table-cell table:formula="of:=SIN([.D23])" office:value-type="float" office:value="-0.916004958490685" calcext:value-type="float">
            <text:p>-0.92</text:p>
          </table:table-cell>
          <table:table-cell table:style-name="ce4" table:formula="of:=COS([.D23])" office:value-type="float" office:value="0.401166942831134" calcext:value-type="float">
            <text:p>0.40</text:p>
          </table:table-cell>
          <table:table-cell table:style-name="ce4" table:formula="of:=SIN([.E23])" office:value-type="float" office:value="0.106975304428789" calcext:value-type="float">
            <text:p>0.11</text:p>
          </table:table-cell>
          <table:table-cell/>
          <table:table-cell table:style-name="ce1" table:formula="of:=[.$Q$1]*COS([.D23])*SIN([.E23])" office:value-type="float" office:value="4.2914955836127" calcext:value-type="float">
            <text:p>4</text:p>
          </table:table-cell>
          <table:table-cell table:style-name="ce1" table:formula="of:=[.$Q$1]*SIN([.D23])*SIN([.E23])" office:value-type="float" office:value="-9.79899092928209" calcext:value-type="float">
            <text:p>-10</text:p>
          </table:table-cell>
          <table:table-cell table:style-name="ce1" table:formula="of:=[.$Q$1]*COS([.E23])" office:value-type="float" office:value="99.4261677951216" calcext:value-type="float">
            <text:p>99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1.21004" calcext:value-type="float">
            <text:p>301.21004</text:p>
          </table:table-cell>
          <table:table-cell office:value-type="float" office:value="-5.49296813262733" calcext:value-type="float">
            <text:p>-5.4929681326</text:p>
          </table:table-cell>
          <table:table-cell table:formula="of:=RADIANS([.B24])" office:value-type="float" office:value="5.25710693806382" calcext:value-type="float">
            <text:p>5.2571069381</text:p>
          </table:table-cell>
          <table:table-cell table:formula="of:=RADIANS([.C24])" office:value-type="float" office:value="-0.0958703796214715" calcext:value-type="float">
            <text:p>-0.0958703796</text:p>
          </table:table-cell>
          <table:table-cell table:number-columns-repeated="6"/>
          <table:table-cell table:formula="of:=SIN([.D24])" office:value-type="float" office:value="-0.855273472608241" calcext:value-type="float">
            <text:p>-0.86</text:p>
          </table:table-cell>
          <table:table-cell table:style-name="ce4" table:formula="of:=COS([.D24])" office:value-type="float" office:value="0.518176887802457" calcext:value-type="float">
            <text:p>0.52</text:p>
          </table:table-cell>
          <table:table-cell table:style-name="ce4" table:formula="of:=SIN([.E24])" office:value-type="float" office:value="-0.0957235875815446" calcext:value-type="float">
            <text:p>-0.10</text:p>
          </table:table-cell>
          <table:table-cell/>
          <table:table-cell table:style-name="ce1" table:formula="of:=[.$Q$1]*COS([.D24])*SIN([.E24])" office:value-type="float" office:value="-4.96017507022907" calcext:value-type="float">
            <text:p>-5</text:p>
          </table:table-cell>
          <table:table-cell table:style-name="ce1" table:formula="of:=[.$Q$1]*SIN([.D24])*SIN([.E24])" office:value-type="float" office:value="8.18698451613868" calcext:value-type="float">
            <text:p>8</text:p>
          </table:table-cell>
          <table:table-cell table:style-name="ce1" table:formula="of:=[.$Q$1]*COS([.E24])" office:value-type="float" office:value="99.5407953946782" calcext:value-type="float">
            <text:p>10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0.23715" calcext:value-type="float">
            <text:p>310.23715</text:p>
          </table:table-cell>
          <table:table-cell office:value-type="float" office:value="-16.043550585625" calcext:value-type="float">
            <text:p>-16.0435505856</text:p>
          </table:table-cell>
          <table:table-cell table:formula="of:=RADIANS([.B25])" office:value-type="float" office:value="5.41465972950353" calcext:value-type="float">
            <text:p>5.4146597295</text:p>
          </table:table-cell>
          <table:table-cell table:formula="of:=RADIANS([.C25])" office:value-type="float" office:value="-0.280012781429421" calcext:value-type="float">
            <text:p>-0.2800127814</text:p>
          </table:table-cell>
          <table:table-cell table:number-columns-repeated="6"/>
          <table:table-cell table:formula="of:=SIN([.D25])" office:value-type="float" office:value="-0.763377359918375" calcext:value-type="float">
            <text:p>-0.76</text:p>
          </table:table-cell>
          <table:table-cell table:style-name="ce4" table:formula="of:=COS([.D25])" office:value-type="float" office:value="0.645952789578349" calcext:value-type="float">
            <text:p>0.65</text:p>
          </table:table-cell>
          <table:table-cell table:style-name="ce4" table:formula="of:=SIN([.E25])" office:value-type="float" office:value="-0.276367932203794" calcext:value-type="float">
            <text:p>-0.28</text:p>
          </table:table-cell>
          <table:table-cell/>
          <table:table-cell table:style-name="ce1" table:formula="of:=[.$Q$1]*COS([.D25])*SIN([.E25])" office:value-type="float" office:value="-17.8520636757041" calcext:value-type="float">
            <text:p>-18</text:p>
          </table:table-cell>
          <table:table-cell table:style-name="ce1" table:formula="of:=[.$Q$1]*SIN([.D25])*SIN([.E25])" office:value-type="float" office:value="21.0973022451833" calcext:value-type="float">
            <text:p>21</text:p>
          </table:table-cell>
          <table:table-cell table:style-name="ce1" table:formula="of:=[.$Q$1]*COS([.E25])" office:value-type="float" office:value="96.1051906012053" calcext:value-type="float">
            <text:p>96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1.31348" calcext:value-type="float">
            <text:p>321.31348</text:p>
          </table:table-cell>
          <table:table-cell office:value-type="float" office:value="-25.0802043565846" calcext:value-type="float">
            <text:p>-25.0802043566</text:p>
          </table:table-cell>
          <table:table-cell table:formula="of:=RADIANS([.B26])" office:value-type="float" office:value="5.60797815704095" calcext:value-type="float">
            <text:p>5.607978157</text:p>
          </table:table-cell>
          <table:table-cell table:formula="of:=RADIANS([.C26])" office:value-type="float" office:value="-0.437732143095427" calcext:value-type="float">
            <text:p>-0.4377321431</text:p>
          </table:table-cell>
          <table:table-cell table:number-columns-repeated="6"/>
          <table:table-cell table:formula="of:=SIN([.D26])" office:value-type="float" office:value="-0.625059026872164" calcext:value-type="float">
            <text:p>-0.63</text:p>
          </table:table-cell>
          <table:table-cell table:style-name="ce4" table:formula="of:=COS([.D26])" office:value-type="float" office:value="0.780577486817051" calcext:value-type="float">
            <text:p>0.78</text:p>
          </table:table-cell>
          <table:table-cell table:style-name="ce4" table:formula="of:=SIN([.E26])" office:value-type="float" office:value="-0.423886524178355" calcext:value-type="float">
            <text:p>-0.42</text:p>
          </table:table-cell>
          <table:table-cell/>
          <table:table-cell table:style-name="ce1" table:formula="of:=[.$Q$1]*COS([.D26])*SIN([.E26])" office:value-type="float" office:value="-33.0876277738756" calcext:value-type="float">
            <text:p>-33</text:p>
          </table:table-cell>
          <table:table-cell table:style-name="ce1" table:formula="of:=[.$Q$1]*SIN([.D26])*SIN([.E26])" office:value-type="float" office:value="26.4954098307147" calcext:value-type="float">
            <text:p>26</text:p>
          </table:table-cell>
          <table:table-cell table:style-name="ce1" table:formula="of:=[.$Q$1]*COS([.E26])" office:value-type="float" office:value="90.5715305501675" calcext:value-type="float">
            <text:p>91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4.89371" calcext:value-type="float">
            <text:p>334.89371</text:p>
          </table:table-cell>
          <table:table-cell office:value-type="float" office:value="-31.9436431754156" calcext:value-type="float">
            <text:p>-31.9436431754</text:p>
          </table:table-cell>
          <table:table-cell table:formula="of:=RADIANS([.B27])" office:value-type="float" office:value="5.84499788371906" calcext:value-type="float">
            <text:p>5.8449978837</text:p>
          </table:table-cell>
          <table:table-cell table:formula="of:=RADIANS([.C27])" office:value-type="float" office:value="-0.557521748493219" calcext:value-type="float">
            <text:p>-0.5575217485</text:p>
          </table:table-cell>
          <table:table-cell table:number-columns-repeated="6"/>
          <table:table-cell table:formula="of:=SIN([.D27])" office:value-type="float" office:value="-0.424298834627432" calcext:value-type="float">
            <text:p>-0.42</text:p>
          </table:table-cell>
          <table:table-cell table:style-name="ce4" table:formula="of:=COS([.D27])" office:value-type="float" office:value="0.905522224428425" calcext:value-type="float">
            <text:p>0.91</text:p>
          </table:table-cell>
          <table:table-cell table:style-name="ce4" table:formula="of:=SIN([.E27])" office:value-type="float" office:value="-0.529084857614286" calcext:value-type="float">
            <text:p>-0.53</text:p>
          </table:table-cell>
          <table:table-cell/>
          <table:table-cell table:style-name="ce1" table:formula="of:=[.$Q$1]*COS([.D27])*SIN([.E27])" office:value-type="float" office:value="-47.9098097178285" calcext:value-type="float">
            <text:p>-48</text:p>
          </table:table-cell>
          <table:table-cell table:style-name="ce1" table:formula="of:=[.$Q$1]*SIN([.D27])*SIN([.E27])" office:value-type="float" office:value="22.4490088504762" calcext:value-type="float">
            <text:p>22</text:p>
          </table:table-cell>
          <table:table-cell table:style-name="ce1" table:formula="of:=[.$Q$1]*COS([.E27])" office:value-type="float" office:value="84.8568920856327" calcext:value-type="float">
            <text:p>85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0.81865" calcext:value-type="float">
            <text:p>350.81865</text:p>
          </table:table-cell>
          <table:table-cell office:value-type="float" office:value="-35.7814463457437" calcext:value-type="float">
            <text:p>-35.7814463457</text:p>
          </table:table-cell>
          <table:table-cell table:formula="of:=RADIANS([.B28])" office:value-type="float" office:value="6.12294051990161" calcext:value-type="float">
            <text:p>6.1229405199</text:p>
          </table:table-cell>
          <table:table-cell table:formula="of:=RADIANS([.C28])" office:value-type="float" office:value="-0.624504049858921" calcext:value-type="float">
            <text:p>-0.6245040499</text:p>
          </table:table-cell>
          <table:table-cell table:number-columns-repeated="6"/>
          <table:table-cell table:formula="of:=SIN([.D28])" office:value-type="float" office:value="-0.159559862518041" calcext:value-type="float">
            <text:p>-0.16</text:p>
          </table:table-cell>
          <table:table-cell table:style-name="ce4" table:formula="of:=COS([.D28])" office:value-type="float" office:value="0.987188254728157" calcext:value-type="float">
            <text:p>0.99</text:p>
          </table:table-cell>
          <table:table-cell table:style-name="ce4" table:formula="of:=SIN([.E28])" office:value-type="float" office:value="-0.584695003726246" calcext:value-type="float">
            <text:p>-0.58</text:p>
          </table:table-cell>
          <table:table-cell/>
          <table:table-cell table:style-name="ce1" table:formula="of:=[.$Q$1]*COS([.D28])*SIN([.E28])" office:value-type="float" office:value="-57.7204040276786" calcext:value-type="float">
            <text:p>-58</text:p>
          </table:table-cell>
          <table:table-cell table:style-name="ce1" table:formula="of:=[.$Q$1]*SIN([.D28])*SIN([.E28])" office:value-type="float" office:value="9.32938544095453" calcext:value-type="float">
            <text:p>9</text:p>
          </table:table-cell>
          <table:table-cell table:style-name="ce1" table:formula="of:=[.$Q$1]*COS([.E28])" office:value-type="float" office:value="81.1253198833487" calcext:value-type="float">
            <text:p>81</text:p>
          </table:table-cell>
          <table:table-cell/>
          <table:table-cell table:style-name="ce1" table:number-columns-repeated="3"/>
        </table:table-row>
        <table:table-row table:style-name="ro1" table:number-rows-repeated="8">
          <table:table-cell table:number-columns-repeated="15"/>
          <table:table-cell table:style-name="ce1" table:number-columns-repeated="3"/>
          <table:table-cell table:number-columns-repeated="4"/>
        </table:table-row>
        <table:table-row table:style-name="ro1" table:number-rows-repeated="104853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" table:style-name="ta1">
        <table:shapes>
          <draw:frame draw:z-index="0" draw:style-name="gr1" draw:text-style-name="P1" svg:width="4.2382in" svg:height="3.587in" svg:x="4.2386in" svg:y="0.7425in">
            <draw:object draw:notify-on-update-of-ranges="test.B5:test.B28 test.C5:test.C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4" table:number-columns-repeated="10" table:default-cell-style-name="Default"/>
        <table:table-column table:style-name="co6" table:default-cell-style-name="ce4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2">
          <table:table-cell table:style-name="ce2" office:value-type="string" calcext:value-type="string">
            <text:p><text:span text:style-name="T1">GregorianCalendar time = </text:span><text:span text:style-name="T2">new</text:span><text:span text:style-name="T3"> GregorianCalendar(</text:span><text:span text:style-name="T4">new</text:span><text:span text:style-name="T3"> SimpleTimeZone(-6 * 60 * 60 * 1000, </text:span><text:span text:style-name="T5">"LST"</text:span><text:span text:style-name="T3">));</text:span></text:p>
          </table:table-cell>
          <table:table-cell table:number-columns-repeated="14"/>
          <table:table-cell table:style-name="ce1" office:value-type="string" calcext:value-type="string">
            <text:p>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lat deg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<text:span text:style-name="T6">time.set(2015, Calendar.</text:span><text:span text:style-name="T7">JUNE</text:span><text:span text:style-name="T8">, 19, hour, 00, 00);</text:span></text:p>
          </table:table-cell>
          <table:table-cell table:number-columns-repeated="14"/>
          <table:table-cell table:style-name="ce1" table:number-columns-repeated="2"/>
          <table:table-cell table:style-name="ce1" office:value-type="string" calcext:value-type="string">
            <text:p>lat rad</text:p>
          </table:table-cell>
          <table:table-cell table:formula="of:=RADIANS([.S1])" office:value-type="float" office:value="0.523598775598299" calcext:value-type="float">
            <text:p>0.5235987756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14"/>
          <table:table-cell table:style-name="ce1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hour</text:p>
          </table:table-cell>
          <table:table-cell office:value-type="string" calcext:value-type="string">
            <text:p>azimuth deg</text:p>
          </table:table-cell>
          <table:table-cell office:value-type="string" calcext:value-type="string">
            <text:p>altitude deg</text:p>
          </table:table-cell>
          <table:table-cell office:value-type="string" calcext:value-type="string">
            <text:p>azimuth rad</text:p>
          </table:table-cell>
          <table:table-cell office:value-type="string" calcext:value-type="string">
            <text:p>altitude rad</text:p>
          </table:table-cell>
          <table:table-cell table:number-columns-repeated="6"/>
          <table:table-cell office:value-type="string" calcext:value-type="string">
            <text:p>sin az</text:p>
          </table:table-cell>
          <table:table-cell office:value-type="string" calcext:value-type="string">
            <text:p>cos az</text:p>
          </table:table-cell>
          <table:table-cell office:value-type="string" calcext:value-type="string">
            <text:p>sin alt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ADIANS([.B5])" office:value-type="float" office:value="0.261799387799149" calcext:value-type="float">
            <text:p>0.2617993878</text:p>
          </table:table-cell>
          <table:table-cell table:formula="of:=RADIANS([.C5])" office:value-type="float" office:value="0" calcext:value-type="float">
            <text:p>0</text:p>
          </table:table-cell>
          <table:table-cell table:number-columns-repeated="6"/>
          <table:table-cell table:formula="of:=SIN([.D5])" office:value-type="float" office:value="0.258819045102521" calcext:value-type="float">
            <text:p>0.26</text:p>
          </table:table-cell>
          <table:table-cell table:style-name="ce4" table:formula="of:=COS([.D5])" office:value-type="float" office:value="0.965925826289068" calcext:value-type="float">
            <text:p>0.97</text:p>
          </table:table-cell>
          <table:table-cell table:style-name="ce4" table:formula="of:=SIN([.E5])" office:value-type="float" office:value="0" calcext:value-type="float">
            <text:p>0.00</text:p>
          </table:table-cell>
          <table:table-cell/>
          <table:table-cell table:style-name="ce1" table:formula="of:=[.$Q$1]*COS([.D5])*SIN([.E5])" office:value-type="float" office:value="0" calcext:value-type="float">
            <text:p>0</text:p>
          </table:table-cell>
          <table:table-cell table:style-name="ce1" table:formula="of:=[.$Q$1]*SIN([.D5])*SIN([.E5])" office:value-type="float" office:value="0" calcext:value-type="float">
            <text:p>0</text:p>
          </table:table-cell>
          <table:table-cell table:style-name="ce1" table:formula="of:=[.$Q$1]*COS([.E5])" office:value-type="float" office:value="100" calcext:value-type="float">
            <text:p>10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RADIANS([.B6])" office:value-type="float" office:value="0.523598775598299" calcext:value-type="float">
            <text:p>0.5235987756</text:p>
          </table:table-cell>
          <table:table-cell table:formula="of:=RADIANS([.C6])" office:value-type="float" office:value="0.174532925199433" calcext:value-type="float">
            <text:p>0.1745329252</text:p>
          </table:table-cell>
          <table:table-cell table:number-columns-repeated="6"/>
          <table:table-cell table:formula="of:=SIN([.D6])" office:value-type="float" office:value="0.5" calcext:value-type="float">
            <text:p>0.50</text:p>
          </table:table-cell>
          <table:table-cell table:style-name="ce4" table:formula="of:=COS([.D6])" office:value-type="float" office:value="0.866025403784439" calcext:value-type="float">
            <text:p>0.87</text:p>
          </table:table-cell>
          <table:table-cell table:style-name="ce4" table:formula="of:=SIN([.E6])" office:value-type="float" office:value="0.17364817766693" calcext:value-type="float">
            <text:p>0.17</text:p>
          </table:table-cell>
          <table:table-cell/>
          <table:table-cell table:style-name="ce1" table:formula="of:=[.$Q$1]*COS([.D6])*SIN([.E6])" office:value-type="float" office:value="15.0383733180435" calcext:value-type="float">
            <text:p>15</text:p>
          </table:table-cell>
          <table:table-cell table:style-name="ce1" table:formula="of:=[.$Q$1]*SIN([.D6])*SIN([.E6])" office:value-type="float" office:value="8.68240888334652" calcext:value-type="float">
            <text:p>9</text:p>
          </table:table-cell>
          <table:table-cell table:style-name="ce1" table:formula="of:=[.$Q$1]*COS([.E6])" office:value-type="float" office:value="98.4807753012208" calcext:value-type="float">
            <text:p>98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RADIANS([.B7])" office:value-type="float" office:value="0.785398163397448" calcext:value-type="float">
            <text:p>0.7853981634</text:p>
          </table:table-cell>
          <table:table-cell table:formula="of:=RADIANS([.C7])" office:value-type="float" office:value="0.349065850398866" calcext:value-type="float">
            <text:p>0.3490658504</text:p>
          </table:table-cell>
          <table:table-cell table:number-columns-repeated="6"/>
          <table:table-cell table:formula="of:=SIN([.D7])" office:value-type="float" office:value="0.707106781186547" calcext:value-type="float">
            <text:p>0.71</text:p>
          </table:table-cell>
          <table:table-cell table:style-name="ce4" table:formula="of:=COS([.D7])" office:value-type="float" office:value="0.707106781186548" calcext:value-type="float">
            <text:p>0.71</text:p>
          </table:table-cell>
          <table:table-cell table:style-name="ce4" table:formula="of:=SIN([.E7])" office:value-type="float" office:value="0.342020143325669" calcext:value-type="float">
            <text:p>0.34</text:p>
          </table:table-cell>
          <table:table-cell/>
          <table:table-cell table:style-name="ce1" table:formula="of:=[.$Q$1]*COS([.D7])*SIN([.E7])" office:value-type="float" office:value="24.1844762647975" calcext:value-type="float">
            <text:p>24</text:p>
          </table:table-cell>
          <table:table-cell table:style-name="ce1" table:formula="of:=[.$Q$1]*SIN([.D7])*SIN([.E7])" office:value-type="float" office:value="24.1844762647975" calcext:value-type="float">
            <text:p>24</text:p>
          </table:table-cell>
          <table:table-cell table:style-name="ce1" table:formula="of:=[.$Q$1]*COS([.E7])" office:value-type="float" office:value="93.9692620785909" calcext:value-type="float">
            <text:p>9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RADIANS([.B8])" office:value-type="float" office:value="1.0471975511966" calcext:value-type="float">
            <text:p>1.0471975512</text:p>
          </table:table-cell>
          <table:table-cell table:formula="of:=RADIANS([.C8])" office:value-type="float" office:value="0.523598775598299" calcext:value-type="float">
            <text:p>0.5235987756</text:p>
          </table:table-cell>
          <table:table-cell table:number-columns-repeated="6"/>
          <table:table-cell table:formula="of:=SIN([.D8])" office:value-type="float" office:value="0.866025403784439" calcext:value-type="float">
            <text:p>0.87</text:p>
          </table:table-cell>
          <table:table-cell table:style-name="ce4" table:formula="of:=COS([.D8])" office:value-type="float" office:value="0.5" calcext:value-type="float">
            <text:p>0.50</text:p>
          </table:table-cell>
          <table:table-cell table:style-name="ce4" table:formula="of:=SIN([.E8])" office:value-type="float" office:value="0.5" calcext:value-type="float">
            <text:p>0.50</text:p>
          </table:table-cell>
          <table:table-cell/>
          <table:table-cell table:style-name="ce1" table:formula="of:=[.$Q$1]*COS([.D8])*SIN([.E8])" office:value-type="float" office:value="25" calcext:value-type="float">
            <text:p>25</text:p>
          </table:table-cell>
          <table:table-cell table:style-name="ce1" table:formula="of:=[.$Q$1]*SIN([.D8])*SIN([.E8])" office:value-type="float" office:value="43.3012701892219" calcext:value-type="float">
            <text:p>43</text:p>
          </table:table-cell>
          <table:table-cell table:style-name="ce1" table:formula="of:=[.$Q$1]*COS([.E8])" office:value-type="float" office:value="86.6025403784439" calcext:value-type="float">
            <text:p>8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RADIANS([.B9])" office:value-type="float" office:value="1.30899693899575" calcext:value-type="float">
            <text:p>1.308996939</text:p>
          </table:table-cell>
          <table:table-cell table:formula="of:=RADIANS([.C9])" office:value-type="float" office:value="0.698131700797732" calcext:value-type="float">
            <text:p>0.6981317008</text:p>
          </table:table-cell>
          <table:table-cell table:number-columns-repeated="6"/>
          <table:table-cell table:formula="of:=SIN([.D9])" office:value-type="float" office:value="0.965925826289068" calcext:value-type="float">
            <text:p>0.97</text:p>
          </table:table-cell>
          <table:table-cell table:style-name="ce4" table:formula="of:=COS([.D9])" office:value-type="float" office:value="0.258819045102521" calcext:value-type="float">
            <text:p>0.26</text:p>
          </table:table-cell>
          <table:table-cell table:style-name="ce4" table:formula="of:=SIN([.E9])" office:value-type="float" office:value="0.642787609686539" calcext:value-type="float">
            <text:p>0.64</text:p>
          </table:table-cell>
          <table:table-cell/>
          <table:table-cell table:style-name="ce1" table:formula="of:=[.$Q$1]*COS([.D9])*SIN([.E9])" office:value-type="float" office:value="16.6365675342802" calcext:value-type="float">
            <text:p>17</text:p>
          </table:table-cell>
          <table:table-cell table:style-name="ce1" table:formula="of:=[.$Q$1]*SIN([.D9])*SIN([.E9])" office:value-type="float" office:value="62.0885153014846" calcext:value-type="float">
            <text:p>62</text:p>
          </table:table-cell>
          <table:table-cell table:style-name="ce1" table:formula="of:=[.$Q$1]*COS([.E9])" office:value-type="float" office:value="76.6044443118978" calcext:value-type="float">
            <text:p>7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RADIANS([.B10])" office:value-type="float" office:value="1.5707963267949" calcext:value-type="float">
            <text:p>1.5707963268</text:p>
          </table:table-cell>
          <table:table-cell table:formula="of:=RADIANS([.C10])" office:value-type="float" office:value="0.872664625997165" calcext:value-type="float">
            <text:p>0.872664626</text:p>
          </table:table-cell>
          <table:table-cell table:number-columns-repeated="6"/>
          <table:table-cell table:formula="of:=SIN([.D10])" office:value-type="float" office:value="1" calcext:value-type="float">
            <text:p>1.00</text:p>
          </table:table-cell>
          <table:table-cell table:style-name="ce4" table:formula="of:=COS([.D10])" office:value-type="float" office:value="6.12323399573677E-017" calcext:value-type="float">
            <text:p>0.00</text:p>
          </table:table-cell>
          <table:table-cell table:style-name="ce4" table:formula="of:=SIN([.E10])" office:value-type="float" office:value="0.766044443118978" calcext:value-type="float">
            <text:p>0.77</text:p>
          </table:table-cell>
          <table:table-cell/>
          <table:table-cell table:style-name="ce1" table:formula="of:=[.$Q$1]*COS([.D10])*SIN([.E10])" office:value-type="float" office:value="4.69066937635137E-015" calcext:value-type="float">
            <text:p>0</text:p>
          </table:table-cell>
          <table:table-cell table:style-name="ce1" table:formula="of:=[.$Q$1]*SIN([.D10])*SIN([.E10])" office:value-type="float" office:value="76.6044443118978" calcext:value-type="float">
            <text:p>77</text:p>
          </table:table-cell>
          <table:table-cell table:style-name="ce1" table:formula="of:=[.$Q$1]*COS([.E10])" office:value-type="float" office:value="64.2787609686539" calcext:value-type="float">
            <text:p>6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RADIANS([.B11])" office:value-type="float" office:value="1.83259571459405" calcext:value-type="float">
            <text:p>1.8325957146</text:p>
          </table:table-cell>
          <table:table-cell table:formula="of:=RADIANS([.C11])" office:value-type="float" office:value="1.0471975511966" calcext:value-type="float">
            <text:p>1.0471975512</text:p>
          </table:table-cell>
          <table:table-cell table:number-columns-repeated="6"/>
          <table:table-cell table:formula="of:=SIN([.D11])" office:value-type="float" office:value="0.965925826289068" calcext:value-type="float">
            <text:p>0.97</text:p>
          </table:table-cell>
          <table:table-cell table:style-name="ce4" table:formula="of:=COS([.D11])" office:value-type="float" office:value="-0.258819045102521" calcext:value-type="float">
            <text:p>-0.26</text:p>
          </table:table-cell>
          <table:table-cell table:style-name="ce4" table:formula="of:=SIN([.E11])" office:value-type="float" office:value="0.866025403784439" calcext:value-type="float">
            <text:p>0.87</text:p>
          </table:table-cell>
          <table:table-cell/>
          <table:table-cell table:style-name="ce1" table:formula="of:=[.$Q$1]*COS([.D11])*SIN([.E11])" office:value-type="float" office:value="-22.4143868042013" calcext:value-type="float">
            <text:p>-22</text:p>
          </table:table-cell>
          <table:table-cell table:style-name="ce1" table:formula="of:=[.$Q$1]*SIN([.D11])*SIN([.E11])" office:value-type="float" office:value="83.6516303737808" calcext:value-type="float">
            <text:p>84</text:p>
          </table:table-cell>
          <table:table-cell table:style-name="ce1" table:formula="of:=[.$Q$1]*COS([.E11])" office:value-type="float" office:value="50" calcext:value-type="float">
            <text:p>5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RADIANS([.B12])" office:value-type="float" office:value="2.0943951023932" calcext:value-type="float">
            <text:p>2.0943951024</text:p>
          </table:table-cell>
          <table:table-cell table:formula="of:=RADIANS([.C12])" office:value-type="float" office:value="1.22173047639603" calcext:value-type="float">
            <text:p>1.2217304764</text:p>
          </table:table-cell>
          <table:table-cell table:number-columns-repeated="6"/>
          <table:table-cell table:formula="of:=SIN([.D12])" office:value-type="float" office:value="0.866025403784439" calcext:value-type="float">
            <text:p>0.87</text:p>
          </table:table-cell>
          <table:table-cell table:style-name="ce4" table:formula="of:=COS([.D12])" office:value-type="float" office:value="-0.5" calcext:value-type="float">
            <text:p>-0.50</text:p>
          </table:table-cell>
          <table:table-cell table:style-name="ce4" table:formula="of:=SIN([.E12])" office:value-type="float" office:value="0.939692620785908" calcext:value-type="float">
            <text:p>0.94</text:p>
          </table:table-cell>
          <table:table-cell/>
          <table:table-cell table:style-name="ce1" table:formula="of:=[.$Q$1]*COS([.D12])*SIN([.E12])" office:value-type="float" office:value="-46.9846310392954" calcext:value-type="float">
            <text:p>-47</text:p>
          </table:table-cell>
          <table:table-cell table:style-name="ce1" table:formula="of:=[.$Q$1]*SIN([.D12])*SIN([.E12])" office:value-type="float" office:value="81.3797681349374" calcext:value-type="float">
            <text:p>81</text:p>
          </table:table-cell>
          <table:table-cell table:style-name="ce1" table:formula="of:=[.$Q$1]*COS([.E12])" office:value-type="float" office:value="34.2020143325669" calcext:value-type="float">
            <text:p>3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RADIANS([.B13])" office:value-type="float" office:value="2.35619449019234" calcext:value-type="float">
            <text:p>2.3561944902</text:p>
          </table:table-cell>
          <table:table-cell table:formula="of:=RADIANS([.C13])" office:value-type="float" office:value="1.39626340159546" calcext:value-type="float">
            <text:p>1.3962634016</text:p>
          </table:table-cell>
          <table:table-cell table:number-columns-repeated="6"/>
          <table:table-cell table:formula="of:=SIN([.D13])" office:value-type="float" office:value="0.707106781186548" calcext:value-type="float">
            <text:p>0.71</text:p>
          </table:table-cell>
          <table:table-cell table:style-name="ce4" table:formula="of:=COS([.D13])" office:value-type="float" office:value="-0.707106781186547" calcext:value-type="float">
            <text:p>-0.71</text:p>
          </table:table-cell>
          <table:table-cell table:style-name="ce4" table:formula="of:=SIN([.E13])" office:value-type="float" office:value="0.984807753012208" calcext:value-type="float">
            <text:p>0.98</text:p>
          </table:table-cell>
          <table:table-cell/>
          <table:table-cell table:style-name="ce1" table:formula="of:=[.$Q$1]*COS([.D13])*SIN([.E13])" office:value-type="float" office:value="-69.6364240320019" calcext:value-type="float">
            <text:p>-70</text:p>
          </table:table-cell>
          <table:table-cell table:style-name="ce1" table:formula="of:=[.$Q$1]*SIN([.D13])*SIN([.E13])" office:value-type="float" office:value="69.6364240320019" calcext:value-type="float">
            <text:p>70</text:p>
          </table:table-cell>
          <table:table-cell table:style-name="ce1" table:formula="of:=[.$Q$1]*COS([.E13])" office:value-type="float" office:value="17.364817766693" calcext:value-type="float">
            <text:p>1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formula="of:=RADIANS([.B14])" office:value-type="float" office:value="2.61799387799149" calcext:value-type="float">
            <text:p>2.617993878</text:p>
          </table:table-cell>
          <table:table-cell table:formula="of:=RADIANS([.C14])" office:value-type="float" office:value="1.5707963267949" calcext:value-type="float">
            <text:p>1.5707963268</text:p>
          </table:table-cell>
          <table:table-cell table:number-columns-repeated="6"/>
          <table:table-cell table:formula="of:=SIN([.D14])" office:value-type="float" office:value="0.5" calcext:value-type="float">
            <text:p>0.50</text:p>
          </table:table-cell>
          <table:table-cell table:style-name="ce4" table:formula="of:=COS([.D14])" office:value-type="float" office:value="-0.866025403784439" calcext:value-type="float">
            <text:p>-0.87</text:p>
          </table:table-cell>
          <table:table-cell table:style-name="ce4" table:formula="of:=SIN([.E14])" office:value-type="float" office:value="1" calcext:value-type="float">
            <text:p>1.00</text:p>
          </table:table-cell>
          <table:table-cell/>
          <table:table-cell table:style-name="ce1" table:formula="of:=[.$Q$1]*COS([.D14])*SIN([.E14])" office:value-type="float" office:value="-86.6025403784439" calcext:value-type="float">
            <text:p>-87</text:p>
          </table:table-cell>
          <table:table-cell table:style-name="ce1" table:formula="of:=[.$Q$1]*SIN([.D14])*SIN([.E14])" office:value-type="float" office:value="50" calcext:value-type="float">
            <text:p>50</text:p>
          </table:table-cell>
          <table:table-cell table:style-name="ce1" table:formula="of:=[.$Q$1]*COS([.E14])" office:value-type="float" office:value="6.12323399573677E-015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formula="of:=RADIANS([.B15])" office:value-type="float" office:value="2.87979326579064" calcext:value-type="float">
            <text:p>2.8797932658</text:p>
          </table:table-cell>
          <table:table-cell table:formula="of:=RADIANS([.C15])" office:value-type="float" office:value="1.74532925199433" calcext:value-type="float">
            <text:p>1.745329252</text:p>
          </table:table-cell>
          <table:table-cell table:number-columns-repeated="6"/>
          <table:table-cell table:formula="of:=SIN([.D15])" office:value-type="float" office:value="0.258819045102521" calcext:value-type="float">
            <text:p>0.26</text:p>
          </table:table-cell>
          <table:table-cell table:style-name="ce4" table:formula="of:=COS([.D15])" office:value-type="float" office:value="-0.965925826289068" calcext:value-type="float">
            <text:p>-0.97</text:p>
          </table:table-cell>
          <table:table-cell table:style-name="ce4" table:formula="of:=SIN([.E15])" office:value-type="float" office:value="0.984807753012208" calcext:value-type="float">
            <text:p>0.98</text:p>
          </table:table-cell>
          <table:table-cell/>
          <table:table-cell table:style-name="ce1" table:formula="of:=[.$Q$1]*COS([.D15])*SIN([.E15])" office:value-type="float" office:value="-95.1251242564198" calcext:value-type="float">
            <text:p>-95</text:p>
          </table:table-cell>
          <table:table-cell table:style-name="ce1" table:formula="of:=[.$Q$1]*SIN([.D15])*SIN([.E15])" office:value-type="float" office:value="25.4887002244179" calcext:value-type="float">
            <text:p>25</text:p>
          </table:table-cell>
          <table:table-cell table:style-name="ce1" table:formula="of:=[.$Q$1]*COS([.E15])" office:value-type="float" office:value="-17.364817766693" calcext:value-type="float">
            <text:p>-1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RADIANS([.B16])" office:value-type="float" office:value="3.14159265358979" calcext:value-type="float">
            <text:p>3.1415926536</text:p>
          </table:table-cell>
          <table:table-cell table:formula="of:=RADIANS([.C16])" office:value-type="float" office:value="1.91986217719376" calcext:value-type="float">
            <text:p>1.9198621772</text:p>
          </table:table-cell>
          <table:table-cell table:number-columns-repeated="6"/>
          <table:table-cell table:formula="of:=SIN([.D16])" office:value-type="float" office:value="1.22464679914735E-016" calcext:value-type="float">
            <text:p>0.00</text:p>
          </table:table-cell>
          <table:table-cell table:style-name="ce4" table:formula="of:=COS([.D16])" office:value-type="float" office:value="-1" calcext:value-type="float">
            <text:p>-1.00</text:p>
          </table:table-cell>
          <table:table-cell table:style-name="ce4" table:formula="of:=SIN([.E16])" office:value-type="float" office:value="0.939692620785908" calcext:value-type="float">
            <text:p>0.94</text:p>
          </table:table-cell>
          <table:table-cell/>
          <table:table-cell table:style-name="ce1" table:formula="of:=[.$Q$1]*COS([.D16])*SIN([.E16])" office:value-type="float" office:value="-93.9692620785909" calcext:value-type="float">
            <text:p>-94</text:p>
          </table:table-cell>
          <table:table-cell table:style-name="ce1" table:formula="of:=[.$Q$1]*SIN([.D16])*SIN([.E16])" office:value-type="float" office:value="0.0000000000000115079156022785" calcext:value-type="float">
            <text:p>0</text:p>
          </table:table-cell>
          <table:table-cell table:style-name="ce1" table:formula="of:=[.$Q$1]*COS([.E16])" office:value-type="float" office:value="-34.2020143325669" calcext:value-type="float">
            <text:p>-3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formula="of:=RADIANS([.B17])" office:value-type="float" office:value="3.40339204138894" calcext:value-type="float">
            <text:p>3.4033920414</text:p>
          </table:table-cell>
          <table:table-cell table:formula="of:=RADIANS([.C17])" office:value-type="float" office:value="1.74532925199433" calcext:value-type="float">
            <text:p>1.745329252</text:p>
          </table:table-cell>
          <table:table-cell table:number-columns-repeated="6"/>
          <table:table-cell table:formula="of:=SIN([.D17])" office:value-type="float" office:value="-0.258819045102521" calcext:value-type="float">
            <text:p>-0.26</text:p>
          </table:table-cell>
          <table:table-cell table:style-name="ce4" table:formula="of:=COS([.D17])" office:value-type="float" office:value="-0.965925826289068" calcext:value-type="float">
            <text:p>-0.97</text:p>
          </table:table-cell>
          <table:table-cell table:style-name="ce4" table:formula="of:=SIN([.E17])" office:value-type="float" office:value="0.984807753012208" calcext:value-type="float">
            <text:p>0.98</text:p>
          </table:table-cell>
          <table:table-cell/>
          <table:table-cell table:style-name="ce1" table:formula="of:=[.$Q$1]*COS([.D17])*SIN([.E17])" office:value-type="float" office:value="-95.1251242564198" calcext:value-type="float">
            <text:p>-95</text:p>
          </table:table-cell>
          <table:table-cell table:style-name="ce1" table:formula="of:=[.$Q$1]*SIN([.D17])*SIN([.E17])" office:value-type="float" office:value="-25.4887002244179" calcext:value-type="float">
            <text:p>-25</text:p>
          </table:table-cell>
          <table:table-cell table:style-name="ce1" table:formula="of:=[.$Q$1]*COS([.E17])" office:value-type="float" office:value="-17.364817766693" calcext:value-type="float">
            <text:p>-1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table:formula="of:=RADIANS([.B18])" office:value-type="float" office:value="3.66519142918809" calcext:value-type="float">
            <text:p>3.6651914292</text:p>
          </table:table-cell>
          <table:table-cell table:formula="of:=RADIANS([.C18])" office:value-type="float" office:value="1.5707963267949" calcext:value-type="float">
            <text:p>1.5707963268</text:p>
          </table:table-cell>
          <table:table-cell table:number-columns-repeated="6"/>
          <table:table-cell table:formula="of:=SIN([.D18])" office:value-type="float" office:value="-0.5" calcext:value-type="float">
            <text:p>-0.50</text:p>
          </table:table-cell>
          <table:table-cell table:style-name="ce4" table:formula="of:=COS([.D18])" office:value-type="float" office:value="-0.866025403784439" calcext:value-type="float">
            <text:p>-0.87</text:p>
          </table:table-cell>
          <table:table-cell table:style-name="ce4" table:formula="of:=SIN([.E18])" office:value-type="float" office:value="1" calcext:value-type="float">
            <text:p>1.00</text:p>
          </table:table-cell>
          <table:table-cell/>
          <table:table-cell table:style-name="ce1" table:formula="of:=[.$Q$1]*COS([.D18])*SIN([.E18])" office:value-type="float" office:value="-86.6025403784439" calcext:value-type="float">
            <text:p>-87</text:p>
          </table:table-cell>
          <table:table-cell table:style-name="ce1" table:formula="of:=[.$Q$1]*SIN([.D18])*SIN([.E18])" office:value-type="float" office:value="-50" calcext:value-type="float">
            <text:p>-50</text:p>
          </table:table-cell>
          <table:table-cell table:style-name="ce1" table:formula="of:=[.$Q$1]*COS([.E18])" office:value-type="float" office:value="6.12323399573677E-015" calcext:value-type="float">
            <text:p>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table:formula="of:=RADIANS([.B19])" office:value-type="float" office:value="3.92699081698724" calcext:value-type="float">
            <text:p>3.926990817</text:p>
          </table:table-cell>
          <table:table-cell table:formula="of:=RADIANS([.C19])" office:value-type="float" office:value="1.39626340159546" calcext:value-type="float">
            <text:p>1.3962634016</text:p>
          </table:table-cell>
          <table:table-cell table:number-columns-repeated="6"/>
          <table:table-cell table:formula="of:=SIN([.D19])" office:value-type="float" office:value="-0.707106781186547" calcext:value-type="float">
            <text:p>-0.71</text:p>
          </table:table-cell>
          <table:table-cell table:style-name="ce4" table:formula="of:=COS([.D19])" office:value-type="float" office:value="-0.707106781186548" calcext:value-type="float">
            <text:p>-0.71</text:p>
          </table:table-cell>
          <table:table-cell table:style-name="ce4" table:formula="of:=SIN([.E19])" office:value-type="float" office:value="0.984807753012208" calcext:value-type="float">
            <text:p>0.98</text:p>
          </table:table-cell>
          <table:table-cell/>
          <table:table-cell table:style-name="ce1" table:formula="of:=[.$Q$1]*COS([.D19])*SIN([.E19])" office:value-type="float" office:value="-69.6364240320019" calcext:value-type="float">
            <text:p>-70</text:p>
          </table:table-cell>
          <table:table-cell table:style-name="ce1" table:formula="of:=[.$Q$1]*SIN([.D19])*SIN([.E19])" office:value-type="float" office:value="-69.6364240320019" calcext:value-type="float">
            <text:p>-70</text:p>
          </table:table-cell>
          <table:table-cell table:style-name="ce1" table:formula="of:=[.$Q$1]*COS([.E19])" office:value-type="float" office:value="17.364817766693" calcext:value-type="float">
            <text:p>1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70" calcext:value-type="float">
            <text:p>70</text:p>
          </table:table-cell>
          <table:table-cell table:formula="of:=RADIANS([.B20])" office:value-type="float" office:value="4.18879020478639" calcext:value-type="float">
            <text:p>4.1887902048</text:p>
          </table:table-cell>
          <table:table-cell table:formula="of:=RADIANS([.C20])" office:value-type="float" office:value="1.22173047639603" calcext:value-type="float">
            <text:p>1.2217304764</text:p>
          </table:table-cell>
          <table:table-cell table:number-columns-repeated="6"/>
          <table:table-cell table:formula="of:=SIN([.D20])" office:value-type="float" office:value="-0.866025403784438" calcext:value-type="float">
            <text:p>-0.87</text:p>
          </table:table-cell>
          <table:table-cell table:style-name="ce4" table:formula="of:=COS([.D20])" office:value-type="float" office:value="-0.5" calcext:value-type="float">
            <text:p>-0.50</text:p>
          </table:table-cell>
          <table:table-cell table:style-name="ce4" table:formula="of:=SIN([.E20])" office:value-type="float" office:value="0.939692620785908" calcext:value-type="float">
            <text:p>0.94</text:p>
          </table:table-cell>
          <table:table-cell/>
          <table:table-cell table:style-name="ce1" table:formula="of:=[.$Q$1]*COS([.D20])*SIN([.E20])" office:value-type="float" office:value="-46.9846310392955" calcext:value-type="float">
            <text:p>-47</text:p>
          </table:table-cell>
          <table:table-cell table:style-name="ce1" table:formula="of:=[.$Q$1]*SIN([.D20])*SIN([.E20])" office:value-type="float" office:value="-81.3797681349373" calcext:value-type="float">
            <text:p>-81</text:p>
          </table:table-cell>
          <table:table-cell table:style-name="ce1" table:formula="of:=[.$Q$1]*COS([.E20])" office:value-type="float" office:value="34.2020143325669" calcext:value-type="float">
            <text:p>3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table:formula="of:=RADIANS([.B21])" office:value-type="float" office:value="4.45058959258554" calcext:value-type="float">
            <text:p>4.4505895926</text:p>
          </table:table-cell>
          <table:table-cell table:formula="of:=RADIANS([.C21])" office:value-type="float" office:value="1.0471975511966" calcext:value-type="float">
            <text:p>1.0471975512</text:p>
          </table:table-cell>
          <table:table-cell table:number-columns-repeated="6"/>
          <table:table-cell table:formula="of:=SIN([.D21])" office:value-type="float" office:value="-0.965925826289068" calcext:value-type="float">
            <text:p>-0.97</text:p>
          </table:table-cell>
          <table:table-cell table:style-name="ce4" table:formula="of:=COS([.D21])" office:value-type="float" office:value="-0.258819045102521" calcext:value-type="float">
            <text:p>-0.26</text:p>
          </table:table-cell>
          <table:table-cell table:style-name="ce4" table:formula="of:=SIN([.E21])" office:value-type="float" office:value="0.866025403784439" calcext:value-type="float">
            <text:p>0.87</text:p>
          </table:table-cell>
          <table:table-cell/>
          <table:table-cell table:style-name="ce1" table:formula="of:=[.$Q$1]*COS([.D21])*SIN([.E21])" office:value-type="float" office:value="-22.4143868042013" calcext:value-type="float">
            <text:p>-22</text:p>
          </table:table-cell>
          <table:table-cell table:style-name="ce1" table:formula="of:=[.$Q$1]*SIN([.D21])*SIN([.E21])" office:value-type="float" office:value="-83.6516303737808" calcext:value-type="float">
            <text:p>-84</text:p>
          </table:table-cell>
          <table:table-cell table:style-name="ce1" table:formula="of:=[.$Q$1]*COS([.E21])" office:value-type="float" office:value="50" calcext:value-type="float">
            <text:p>5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table:formula="of:=RADIANS([.B22])" office:value-type="float" office:value="4.71238898038469" calcext:value-type="float">
            <text:p>4.7123889804</text:p>
          </table:table-cell>
          <table:table-cell table:formula="of:=RADIANS([.C22])" office:value-type="float" office:value="0.872664625997165" calcext:value-type="float">
            <text:p>0.872664626</text:p>
          </table:table-cell>
          <table:table-cell table:number-columns-repeated="6"/>
          <table:table-cell table:formula="of:=SIN([.D22])" office:value-type="float" office:value="-1" calcext:value-type="float">
            <text:p>-1.00</text:p>
          </table:table-cell>
          <table:table-cell table:style-name="ce4" table:formula="of:=COS([.D22])" office:value-type="float" office:value="-1.83697019872103E-016" calcext:value-type="float">
            <text:p>0.00</text:p>
          </table:table-cell>
          <table:table-cell table:style-name="ce4" table:formula="of:=SIN([.E22])" office:value-type="float" office:value="0.766044443118978" calcext:value-type="float">
            <text:p>0.77</text:p>
          </table:table-cell>
          <table:table-cell/>
          <table:table-cell table:style-name="ce1" table:formula="of:=[.$Q$1]*COS([.D22])*SIN([.E22])" office:value-type="float" office:value="-0.0000000000000140720081290541" calcext:value-type="float">
            <text:p>0</text:p>
          </table:table-cell>
          <table:table-cell table:style-name="ce1" table:formula="of:=[.$Q$1]*SIN([.D22])*SIN([.E22])" office:value-type="float" office:value="-76.6044443118978" calcext:value-type="float">
            <text:p>-77</text:p>
          </table:table-cell>
          <table:table-cell table:style-name="ce1" table:formula="of:=[.$Q$1]*COS([.E22])" office:value-type="float" office:value="64.2787609686539" calcext:value-type="float">
            <text:p>6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office:value-type="float" office:value="40" calcext:value-type="float">
            <text:p>40</text:p>
          </table:table-cell>
          <table:table-cell table:formula="of:=RADIANS([.B23])" office:value-type="float" office:value="4.97418836818384" calcext:value-type="float">
            <text:p>4.9741883682</text:p>
          </table:table-cell>
          <table:table-cell table:formula="of:=RADIANS([.C23])" office:value-type="float" office:value="0.698131700797732" calcext:value-type="float">
            <text:p>0.6981317008</text:p>
          </table:table-cell>
          <table:table-cell table:number-columns-repeated="6"/>
          <table:table-cell table:formula="of:=SIN([.D23])" office:value-type="float" office:value="-0.965925826289068" calcext:value-type="float">
            <text:p>-0.97</text:p>
          </table:table-cell>
          <table:table-cell table:style-name="ce4" table:formula="of:=COS([.D23])" office:value-type="float" office:value="0.25881904510252" calcext:value-type="float">
            <text:p>0.26</text:p>
          </table:table-cell>
          <table:table-cell table:style-name="ce4" table:formula="of:=SIN([.E23])" office:value-type="float" office:value="0.642787609686539" calcext:value-type="float">
            <text:p>0.64</text:p>
          </table:table-cell>
          <table:table-cell/>
          <table:table-cell table:style-name="ce1" table:formula="of:=[.$Q$1]*COS([.D23])*SIN([.E23])" office:value-type="float" office:value="16.6365675342802" calcext:value-type="float">
            <text:p>17</text:p>
          </table:table-cell>
          <table:table-cell table:style-name="ce1" table:formula="of:=[.$Q$1]*SIN([.D23])*SIN([.E23])" office:value-type="float" office:value="-62.0885153014846" calcext:value-type="float">
            <text:p>-62</text:p>
          </table:table-cell>
          <table:table-cell table:style-name="ce1" table:formula="of:=[.$Q$1]*COS([.E23])" office:value-type="float" office:value="76.6044443118978" calcext:value-type="float">
            <text:p>7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formula="of:=RADIANS([.B24])" office:value-type="float" office:value="5.23598775598299" calcext:value-type="float">
            <text:p>5.235987756</text:p>
          </table:table-cell>
          <table:table-cell table:formula="of:=RADIANS([.C24])" office:value-type="float" office:value="0.523598775598299" calcext:value-type="float">
            <text:p>0.5235987756</text:p>
          </table:table-cell>
          <table:table-cell table:number-columns-repeated="6"/>
          <table:table-cell table:formula="of:=SIN([.D24])" office:value-type="float" office:value="-0.866025403784439" calcext:value-type="float">
            <text:p>-0.87</text:p>
          </table:table-cell>
          <table:table-cell table:style-name="ce4" table:formula="of:=COS([.D24])" office:value-type="float" office:value="0.5" calcext:value-type="float">
            <text:p>0.50</text:p>
          </table:table-cell>
          <table:table-cell table:style-name="ce4" table:formula="of:=SIN([.E24])" office:value-type="float" office:value="0.5" calcext:value-type="float">
            <text:p>0.50</text:p>
          </table:table-cell>
          <table:table-cell/>
          <table:table-cell table:style-name="ce1" table:formula="of:=[.$Q$1]*COS([.D24])*SIN([.E24])" office:value-type="float" office:value="25" calcext:value-type="float">
            <text:p>25</text:p>
          </table:table-cell>
          <table:table-cell table:style-name="ce1" table:formula="of:=[.$Q$1]*SIN([.D24])*SIN([.E24])" office:value-type="float" office:value="-43.3012701892219" calcext:value-type="float">
            <text:p>-43</text:p>
          </table:table-cell>
          <table:table-cell table:style-name="ce1" table:formula="of:=[.$Q$1]*COS([.E24])" office:value-type="float" office:value="86.6025403784439" calcext:value-type="float">
            <text:p>87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table:formula="of:=RADIANS([.B25])" office:value-type="float" office:value="5.49778714378214" calcext:value-type="float">
            <text:p>5.4977871438</text:p>
          </table:table-cell>
          <table:table-cell table:formula="of:=RADIANS([.C25])" office:value-type="float" office:value="0.349065850398866" calcext:value-type="float">
            <text:p>0.3490658504</text:p>
          </table:table-cell>
          <table:table-cell table:number-columns-repeated="6"/>
          <table:table-cell table:formula="of:=SIN([.D25])" office:value-type="float" office:value="-0.707106781186548" calcext:value-type="float">
            <text:p>-0.71</text:p>
          </table:table-cell>
          <table:table-cell table:style-name="ce4" table:formula="of:=COS([.D25])" office:value-type="float" office:value="0.707106781186547" calcext:value-type="float">
            <text:p>0.71</text:p>
          </table:table-cell>
          <table:table-cell table:style-name="ce4" table:formula="of:=SIN([.E25])" office:value-type="float" office:value="0.342020143325669" calcext:value-type="float">
            <text:p>0.34</text:p>
          </table:table-cell>
          <table:table-cell/>
          <table:table-cell table:style-name="ce1" table:formula="of:=[.$Q$1]*COS([.D25])*SIN([.E25])" office:value-type="float" office:value="24.1844762647975" calcext:value-type="float">
            <text:p>24</text:p>
          </table:table-cell>
          <table:table-cell table:style-name="ce1" table:formula="of:=[.$Q$1]*SIN([.D25])*SIN([.E25])" office:value-type="float" office:value="-24.1844762647975" calcext:value-type="float">
            <text:p>-24</text:p>
          </table:table-cell>
          <table:table-cell table:style-name="ce1" table:formula="of:=[.$Q$1]*COS([.E25])" office:value-type="float" office:value="93.9692620785909" calcext:value-type="float">
            <text:p>94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formula="of:=RADIANS([.B26])" office:value-type="float" office:value="5.75958653158129" calcext:value-type="float">
            <text:p>5.7595865316</text:p>
          </table:table-cell>
          <table:table-cell table:formula="of:=RADIANS([.C26])" office:value-type="float" office:value="0.174532925199433" calcext:value-type="float">
            <text:p>0.1745329252</text:p>
          </table:table-cell>
          <table:table-cell table:number-columns-repeated="6"/>
          <table:table-cell table:formula="of:=SIN([.D26])" office:value-type="float" office:value="-0.5" calcext:value-type="float">
            <text:p>-0.50</text:p>
          </table:table-cell>
          <table:table-cell table:style-name="ce4" table:formula="of:=COS([.D26])" office:value-type="float" office:value="0.866025403784438" calcext:value-type="float">
            <text:p>0.87</text:p>
          </table:table-cell>
          <table:table-cell table:style-name="ce4" table:formula="of:=SIN([.E26])" office:value-type="float" office:value="0.17364817766693" calcext:value-type="float">
            <text:p>0.17</text:p>
          </table:table-cell>
          <table:table-cell/>
          <table:table-cell table:style-name="ce1" table:formula="of:=[.$Q$1]*COS([.D26])*SIN([.E26])" office:value-type="float" office:value="15.0383733180435" calcext:value-type="float">
            <text:p>15</text:p>
          </table:table-cell>
          <table:table-cell table:style-name="ce1" table:formula="of:=[.$Q$1]*SIN([.D26])*SIN([.E26])" office:value-type="float" office:value="-8.68240888334652" calcext:value-type="float">
            <text:p>-9</text:p>
          </table:table-cell>
          <table:table-cell table:style-name="ce1" table:formula="of:=[.$Q$1]*COS([.E26])" office:value-type="float" office:value="98.4807753012208" calcext:value-type="float">
            <text:p>98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RADIANS([.B27])" office:value-type="float" office:value="6.02138591938044" calcext:value-type="float">
            <text:p>6.0213859194</text:p>
          </table:table-cell>
          <table:table-cell table:formula="of:=RADIANS([.C27])" office:value-type="float" office:value="0" calcext:value-type="float">
            <text:p>0</text:p>
          </table:table-cell>
          <table:table-cell table:number-columns-repeated="6"/>
          <table:table-cell table:formula="of:=SIN([.D27])" office:value-type="float" office:value="-0.258819045102521" calcext:value-type="float">
            <text:p>-0.26</text:p>
          </table:table-cell>
          <table:table-cell table:style-name="ce4" table:formula="of:=COS([.D27])" office:value-type="float" office:value="0.965925826289068" calcext:value-type="float">
            <text:p>0.97</text:p>
          </table:table-cell>
          <table:table-cell table:style-name="ce4" table:formula="of:=SIN([.E27])" office:value-type="float" office:value="0" calcext:value-type="float">
            <text:p>0.00</text:p>
          </table:table-cell>
          <table:table-cell/>
          <table:table-cell table:style-name="ce1" table:formula="of:=[.$Q$1]*COS([.D27])*SIN([.E27])" office:value-type="float" office:value="0" calcext:value-type="float">
            <text:p>0</text:p>
          </table:table-cell>
          <table:table-cell table:style-name="ce1" table:formula="of:=[.$Q$1]*SIN([.D27])*SIN([.E27])" office:value-type="float" office:value="-0" calcext:value-type="float">
            <text:p>0</text:p>
          </table:table-cell>
          <table:table-cell table:style-name="ce1" table:formula="of:=[.$Q$1]*COS([.E27])" office:value-type="float" office:value="100" calcext:value-type="float">
            <text:p>100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 office:value-type="float" office:value="-10" calcext:value-type="float">
            <text:p>-10</text:p>
          </table:table-cell>
          <table:table-cell table:formula="of:=RADIANS([.B28])" office:value-type="float" office:value="6.28318530717959" calcext:value-type="float">
            <text:p>6.2831853072</text:p>
          </table:table-cell>
          <table:table-cell table:formula="of:=RADIANS([.C28])" office:value-type="float" office:value="-0.174532925199433" calcext:value-type="float">
            <text:p>-0.1745329252</text:p>
          </table:table-cell>
          <table:table-cell table:number-columns-repeated="6"/>
          <table:table-cell table:formula="of:=SIN([.D28])" office:value-type="float" office:value="-2.44929359829471E-016" calcext:value-type="float">
            <text:p>0.00</text:p>
          </table:table-cell>
          <table:table-cell table:style-name="ce4" table:formula="of:=COS([.D28])" office:value-type="float" office:value="1" calcext:value-type="float">
            <text:p>1.00</text:p>
          </table:table-cell>
          <table:table-cell table:style-name="ce4" table:formula="of:=SIN([.E28])" office:value-type="float" office:value="-0.17364817766693" calcext:value-type="float">
            <text:p>-0.17</text:p>
          </table:table-cell>
          <table:table-cell/>
          <table:table-cell table:style-name="ce1" table:formula="of:=[.$Q$1]*COS([.D28])*SIN([.E28])" office:value-type="float" office:value="-17.364817766693" calcext:value-type="float">
            <text:p>-17</text:p>
          </table:table-cell>
          <table:table-cell table:style-name="ce1" table:formula="of:=[.$Q$1]*SIN([.D28])*SIN([.E28])" office:value-type="float" office:value="4.25315369915154E-015" calcext:value-type="float">
            <text:p>0</text:p>
          </table:table-cell>
          <table:table-cell table:style-name="ce1" table:formula="of:=[.$Q$1]*COS([.E28])" office:value-type="float" office:value="98.4807753012208" calcext:value-type="float">
            <text:p>98</text:p>
          </table:table-cell>
          <table:table-cell/>
          <table:table-cell table:style-name="ce1" table:number-columns-repeated="3"/>
        </table:table-row>
        <table:table-row table:style-name="ro1" table:number-rows-repeated="8">
          <table:table-cell table:number-columns-repeated="15"/>
          <table:table-cell table:style-name="ce1" table:number-columns-repeated="3"/>
          <table:table-cell table:number-columns-repeated="4"/>
        </table:table-row>
        <table:table-row table:style-name="ro1" table:number-rows-repeated="104853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greatCircle" table:style-name="ta1">
        <table:table-column table:style-name="co4" table:default-cell-style-name="Default"/>
        <table:table-column table:style-name="co4" table:number-columns-repeated="2" table:default-cell-style-name="ce5"/>
        <table:table-column table:style-name="co4" table:number-columns-repeated="3" table:default-cell-style-name="ce1"/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00" calcext:value-type="float">
            <text:p>100.00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n t</text:p>
          </table:table-cell>
          <table:table-cell office:value-type="string" calcext:value-type="string">
            <text:p>cos 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4])" office:value-type="float" office:value="0" calcext:value-type="float">
            <text:p>0.0000</text:p>
          </table:table-cell>
          <table:table-cell table:formula="of:=COS([.A4])" office:value-type="float" office:value="1" calcext:value-type="float">
            <text:p>1.0000</text:p>
          </table:table-cell>
          <table:table-cell table:formula="of:=[.$C$1]*0.5*[.B4]" office:value-type="float" office:value="0" calcext:value-type="float">
            <text:p>0</text:p>
          </table:table-cell>
          <table:table-cell table:formula="of:=[.$C$1]*0.5*[.C4]" office:value-type="float" office:value="50" calcext:value-type="float">
            <text:p>50</text:p>
          </table:table-cell>
          <table:table-cell table:formula="of:=[.$C$1]*0.866025404*([.C4]-[.B4])" office:value-type="float" office:value="86.6025404" calcext:value-type="float">
            <text:p>8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[.A5])" office:value-type="float" office:value="0.29552020666134" calcext:value-type="float">
            <text:p>0.2955</text:p>
          </table:table-cell>
          <table:table-cell table:formula="of:=COS([.A5])" office:value-type="float" office:value="0.955336489125606" calcext:value-type="float">
            <text:p>0.9553</text:p>
          </table:table-cell>
          <table:table-cell table:formula="of:=[.$C$1]*0.5*[.B5]" office:value-type="float" office:value="14.776010333067" calcext:value-type="float">
            <text:p>15</text:p>
          </table:table-cell>
          <table:table-cell table:formula="of:=[.$C$1]*0.5*[.C5]" office:value-type="float" office:value="47.7668244562803" calcext:value-type="float">
            <text:p>48</text:p>
          </table:table-cell>
          <table:table-cell table:formula="of:=[.$C$1]*0.866025404*([.C5]-[.B5])" office:value-type="float" office:value="57.1417662586894" calcext:value-type="float">
            <text:p>5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[.A6])" office:value-type="float" office:value="0.564642473395035" calcext:value-type="float">
            <text:p>0.5646</text:p>
          </table:table-cell>
          <table:table-cell table:formula="of:=COS([.A6])" office:value-type="float" office:value="0.825335614909678" calcext:value-type="float">
            <text:p>0.8253</text:p>
          </table:table-cell>
          <table:table-cell table:formula="of:=[.$C$1]*0.5*[.B6]" office:value-type="float" office:value="28.2321236697518" calcext:value-type="float">
            <text:p>28</text:p>
          </table:table-cell>
          <table:table-cell table:formula="of:=[.$C$1]*0.5*[.C6]" office:value-type="float" office:value="41.2667807454839" calcext:value-type="float">
            <text:p>41</text:p>
          </table:table-cell>
          <table:table-cell table:formula="of:=[.$C$1]*0.866025404*([.C6]-[.B6])" office:value-type="float" office:value="22.5766883200248" calcext:value-type="float">
            <text:p>2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[.A7])" office:value-type="float" office:value="0.783326909627484" calcext:value-type="float">
            <text:p>0.7833</text:p>
          </table:table-cell>
          <table:table-cell table:formula="of:=COS([.A7])" office:value-type="float" office:value="0.621609968270664" calcext:value-type="float">
            <text:p>0.6216</text:p>
          </table:table-cell>
          <table:table-cell table:formula="of:=[.$C$1]*0.5*[.B7]" office:value-type="float" office:value="39.1663454813742" calcext:value-type="float">
            <text:p>39</text:p>
          </table:table-cell>
          <table:table-cell table:formula="of:=[.$C$1]*0.5*[.C7]" office:value-type="float" office:value="31.0804984135332" calcext:value-type="float">
            <text:p>31</text:p>
          </table:table-cell>
          <table:table-cell table:formula="of:=[.$C$1]*0.866025404*([.C7]-[.B7])" office:value-type="float" office:value="-14.0050979472184" calcext:value-type="float">
            <text:p>-1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[.A8])" office:value-type="float" office:value="0.932039085967226" calcext:value-type="float">
            <text:p>0.9320</text:p>
          </table:table-cell>
          <table:table-cell table:formula="of:=COS([.A8])" office:value-type="float" office:value="0.362357754476673" calcext:value-type="float">
            <text:p>0.3624</text:p>
          </table:table-cell>
          <table:table-cell table:formula="of:=[.$C$1]*0.5*[.B8]" office:value-type="float" office:value="46.6019542983613" calcext:value-type="float">
            <text:p>47</text:p>
          </table:table-cell>
          <table:table-cell table:formula="of:=[.$C$1]*0.5*[.C8]" office:value-type="float" office:value="18.1178877238337" calcext:value-type="float">
            <text:p>18</text:p>
          </table:table-cell>
          <table:table-cell table:formula="of:=[.$C$1]*0.866025404*([.C8]-[.B8])" office:value-type="float" office:value="-49.3358505255364" calcext:value-type="float">
            <text:p>-4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[.A9])" office:value-type="float" office:value="0.997494986604055" calcext:value-type="float">
            <text:p>0.9975</text:p>
          </table:table-cell>
          <table:table-cell table:formula="of:=COS([.A9])" office:value-type="float" office:value="0.0707372016677027" calcext:value-type="float">
            <text:p>0.0707</text:p>
          </table:table-cell>
          <table:table-cell table:formula="of:=[.$C$1]*0.5*[.B9]" office:value-type="float" office:value="49.8747493302027" calcext:value-type="float">
            <text:p>50</text:p>
          </table:table-cell>
          <table:table-cell table:formula="of:=[.$C$1]*0.5*[.C9]" office:value-type="float" office:value="3.53686008338513" calcext:value-type="float">
            <text:p>4</text:p>
          </table:table-cell>
          <table:table-cell table:formula="of:=[.$C$1]*0.866025404*([.C9]-[.B9])" office:value-type="float" office:value="-80.2595785109649" calcext:value-type="float">
            <text:p>-8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IN([.A10])" office:value-type="float" office:value="0.973847630878195" calcext:value-type="float">
            <text:p>0.9738</text:p>
          </table:table-cell>
          <table:table-cell table:formula="of:=COS([.A10])" office:value-type="float" office:value="-0.227202094693087" calcext:value-type="float">
            <text:p>-0.2272</text:p>
          </table:table-cell>
          <table:table-cell table:formula="of:=[.$C$1]*0.5*[.B10]" office:value-type="float" office:value="48.6923815439098" calcext:value-type="float">
            <text:p>49</text:p>
          </table:table-cell>
          <table:table-cell table:formula="of:=[.$C$1]*0.5*[.C10]" office:value-type="float" office:value="-11.3601047346544" calcext:value-type="float">
            <text:p>-11</text:p>
          </table:table-cell>
          <table:table-cell table:formula="of:=[.$C$1]*0.866025404*([.C10]-[.B10])" office:value-type="float" office:value="-104.013957381196" calcext:value-type="float">
            <text:p>-10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SIN([.A11])" office:value-type="float" office:value="0.863209366648873" calcext:value-type="float">
            <text:p>0.8632</text:p>
          </table:table-cell>
          <table:table-cell table:formula="of:=COS([.A11])" office:value-type="float" office:value="-0.504846104599858" calcext:value-type="float">
            <text:p>-0.5048</text:p>
          </table:table-cell>
          <table:table-cell table:formula="of:=[.$C$1]*0.5*[.B11]" office:value-type="float" office:value="43.1604683324437" calcext:value-type="float">
            <text:p>43</text:p>
          </table:table-cell>
          <table:table-cell table:formula="of:=[.$C$1]*0.5*[.C11]" office:value-type="float" office:value="-25.2423052299929" calcext:value-type="float">
            <text:p>-25</text:p>
          </table:table-cell>
          <table:table-cell table:formula="of:=[.$C$1]*0.866025404*([.C11]-[.B11])" office:value-type="float" office:value="-118.477079218259" calcext:value-type="float">
            <text:p>-11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SIN([.A12])" office:value-type="float" office:value="0.675463180551151" calcext:value-type="float">
            <text:p>0.6755</text:p>
          </table:table-cell>
          <table:table-cell table:formula="of:=COS([.A12])" office:value-type="float" office:value="-0.737393715541246" calcext:value-type="float">
            <text:p>-0.7374</text:p>
          </table:table-cell>
          <table:table-cell table:formula="of:=[.$C$1]*0.5*[.B12]" office:value-type="float" office:value="33.7731590275575" calcext:value-type="float">
            <text:p>34</text:p>
          </table:table-cell>
          <table:table-cell table:formula="of:=[.$C$1]*0.5*[.C12]" office:value-type="float" office:value="-36.8696857770623" calcext:value-type="float">
            <text:p>-37</text:p>
          </table:table-cell>
          <table:table-cell table:formula="of:=[.$C$1]*0.866025404*([.C12]-[.B12])" office:value-type="float" office:value="-122.35699642326" calcext:value-type="float">
            <text:p>-12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SIN([.A13])" office:value-type="float" office:value="0.42737988023383" calcext:value-type="float">
            <text:p>0.4274</text:p>
          </table:table-cell>
          <table:table-cell table:formula="of:=COS([.A13])" office:value-type="float" office:value="-0.904072142017061" calcext:value-type="float">
            <text:p>-0.9041</text:p>
          </table:table-cell>
          <table:table-cell table:formula="of:=[.$C$1]*0.5*[.B13]" office:value-type="float" office:value="21.3689940116915" calcext:value-type="float">
            <text:p>21</text:p>
          </table:table-cell>
          <table:table-cell table:formula="of:=[.$C$1]*0.5*[.C13]" office:value-type="float" office:value="-45.2036071008531" calcext:value-type="float">
            <text:p>-45</text:p>
          </table:table-cell>
          <table:table-cell table:formula="of:=[.$C$1]*0.866025404*([.C13]-[.B13])" office:value-type="float" office:value="-115.307127547645" calcext:value-type="float">
            <text:p>-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14])" office:value-type="float" office:value="0.141120008059867" calcext:value-type="float">
            <text:p>0.1411</text:p>
          </table:table-cell>
          <table:table-cell table:formula="of:=COS([.A14])" office:value-type="float" office:value="-0.989992496600446" calcext:value-type="float">
            <text:p>-0.9900</text:p>
          </table:table-cell>
          <table:table-cell table:formula="of:=[.$C$1]*0.5*[.B14]" office:value-type="float" office:value="7.05600040299334" calcext:value-type="float">
            <text:p>7</text:p>
          </table:table-cell>
          <table:table-cell table:formula="of:=[.$C$1]*0.5*[.C14]" office:value-type="float" office:value="-49.4996248300223" calcext:value-type="float">
            <text:p>-49</text:p>
          </table:table-cell>
          <table:table-cell table:formula="of:=[.$C$1]*0.866025404*([.C14]-[.B14])" office:value-type="float" office:value="-97.9572163817899" calcext:value-type="float">
            <text:p>-9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SIN([.A15])" office:value-type="float" office:value="-0.157745694143249" calcext:value-type="float">
            <text:p>-0.1577</text:p>
          </table:table-cell>
          <table:table-cell table:formula="of:=COS([.A15])" office:value-type="float" office:value="-0.987479769908865" calcext:value-type="float">
            <text:p>-0.9875</text:p>
          </table:table-cell>
          <table:table-cell table:formula="of:=[.$C$1]*0.5*[.B15]" office:value-type="float" office:value="-7.88728470716245" calcext:value-type="float">
            <text:p>-8</text:p>
          </table:table-cell>
          <table:table-cell table:formula="of:=[.$C$1]*0.5*[.C15]" office:value-type="float" office:value="-49.3739884954432" calcext:value-type="float">
            <text:p>-49</text:p>
          </table:table-cell>
          <table:table-cell table:formula="of:=[.$C$1]*0.866025404*([.C15]-[.B15])" office:value-type="float" office:value="-71.8570788177484" calcext:value-type="float">
            <text:p>-7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SIN([.A16])" office:value-type="float" office:value="-0.442520443294853" calcext:value-type="float">
            <text:p>-0.4425</text:p>
          </table:table-cell>
          <table:table-cell table:formula="of:=COS([.A16])" office:value-type="float" office:value="-0.896758416334147" calcext:value-type="float">
            <text:p>-0.8968</text:p>
          </table:table-cell>
          <table:table-cell table:formula="of:=[.$C$1]*0.5*[.B16]" office:value-type="float" office:value="-22.1260221647426" calcext:value-type="float">
            <text:p>-22</text:p>
          </table:table-cell>
          <table:table-cell table:formula="of:=[.$C$1]*0.5*[.C16]" office:value-type="float" office:value="-44.8379208167073" calcext:value-type="float">
            <text:p>-45</text:p>
          </table:table-cell>
          <table:table-cell table:formula="of:=[.$C$1]*0.866025404*([.C16]-[.B16])" office:value-type="float" office:value="-39.3381624113496" calcext:value-type="float">
            <text:p>-3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SIN([.A17])" office:value-type="float" office:value="-0.687766159183974" calcext:value-type="float">
            <text:p>-0.6878</text:p>
          </table:table-cell>
          <table:table-cell table:formula="of:=COS([.A17])" office:value-type="float" office:value="-0.72593230420014" calcext:value-type="float">
            <text:p>-0.7259</text:p>
          </table:table-cell>
          <table:table-cell table:formula="of:=[.$C$1]*0.5*[.B17]" office:value-type="float" office:value="-34.3883079591987" calcext:value-type="float">
            <text:p>-34</text:p>
          </table:table-cell>
          <table:table-cell table:formula="of:=[.$C$1]*0.5*[.C17]" office:value-type="float" office:value="-36.296615210007" calcext:value-type="float">
            <text:p>-36</text:p>
          </table:table-cell>
          <table:table-cell table:formula="of:=[.$C$1]*0.866025404*([.C17]-[.B17])" office:value-type="float" office:value="-3.30528511567476" calcext:value-type="float">
            <text:p>-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SIN([.A18])" office:value-type="float" office:value="-0.871575772413589" calcext:value-type="float">
            <text:p>-0.8716</text:p>
          </table:table-cell>
          <table:table-cell table:formula="of:=COS([.A18])" office:value-type="float" office:value="-0.490260821340699" calcext:value-type="float">
            <text:p>-0.4903</text:p>
          </table:table-cell>
          <table:table-cell table:formula="of:=[.$C$1]*0.5*[.B18]" office:value-type="float" office:value="-43.5787886206794" calcext:value-type="float">
            <text:p>-44</text:p>
          </table:table-cell>
          <table:table-cell table:formula="of:=[.$C$1]*0.5*[.C18]" office:value-type="float" office:value="-24.5130410670349" calcext:value-type="float">
            <text:p>-25</text:p>
          </table:table-cell>
          <table:table-cell table:formula="of:=[.$C$1]*0.866025404*([.C18]-[.B18])" office:value-type="float" office:value="33.022843455414" calcext:value-type="float">
            <text:p>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SIN([.A19])" office:value-type="float" office:value="-0.977530117665097" calcext:value-type="float">
            <text:p>-0.9775</text:p>
          </table:table-cell>
          <table:table-cell table:formula="of:=COS([.A19])" office:value-type="float" office:value="-0.210795799430779" calcext:value-type="float">
            <text:p>-0.2108</text:p>
          </table:table-cell>
          <table:table-cell table:formula="of:=[.$C$1]*0.5*[.B19]" office:value-type="float" office:value="-48.8765058832549" calcext:value-type="float">
            <text:p>-49</text:p>
          </table:table-cell>
          <table:table-cell table:formula="of:=[.$C$1]*0.5*[.C19]" office:value-type="float" office:value="-10.5397899715389" calcext:value-type="float">
            <text:p>-11</text:p>
          </table:table-cell>
          <table:table-cell table:formula="of:=[.$C$1]*0.866025404*([.C19]-[.B19])" office:value-type="float" office:value="66.401139770954" calcext:value-type="float">
            <text:p>6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SIN([.A20])" office:value-type="float" office:value="-0.996164608835841" calcext:value-type="float">
            <text:p>-0.9962</text:p>
          </table:table-cell>
          <table:table-cell table:formula="of:=COS([.A20])" office:value-type="float" office:value="0.0874989834394473" calcext:value-type="float">
            <text:p>0.0875</text:p>
          </table:table-cell>
          <table:table-cell table:formula="of:=[.$C$1]*0.5*[.B20]" office:value-type="float" office:value="-49.808230441792" calcext:value-type="float">
            <text:p>-50</text:p>
          </table:table-cell>
          <table:table-cell table:formula="of:=[.$C$1]*0.5*[.C20]" office:value-type="float" office:value="4.37494917197236" calcext:value-type="float">
            <text:p>4</text:p>
          </table:table-cell>
          <table:table-cell table:formula="of:=[.$C$1]*0.866025404*([.C20]-[.B20])" office:value-type="float" office:value="93.8480200300297" calcext:value-type="float">
            <text:p>9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SIN([.A21])" office:value-type="float" office:value="-0.925814682327732" calcext:value-type="float">
            <text:p>-0.9258</text:p>
          </table:table-cell>
          <table:table-cell table:formula="of:=COS([.A21])" office:value-type="float" office:value="0.377977742712981" calcext:value-type="float">
            <text:p>0.3780</text:p>
          </table:table-cell>
          <table:table-cell table:formula="of:=[.$C$1]*0.5*[.B21]" office:value-type="float" office:value="-46.2907341163866" calcext:value-type="float">
            <text:p>-46</text:p>
          </table:table-cell>
          <table:table-cell table:formula="of:=[.$C$1]*0.5*[.C21]" office:value-type="float" office:value="18.8988871356491" calcext:value-type="float">
            <text:p>19</text:p>
          </table:table-cell>
          <table:table-cell table:formula="of:=[.$C$1]*0.866025404*([.C21]-[.B21])" office:value-type="float" office:value="112.911736162802" calcext:value-type="float">
            <text:p>11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SIN([.A22])" office:value-type="float" office:value="-0.772764487555987" calcext:value-type="float">
            <text:p>-0.7728</text:p>
          </table:table-cell>
          <table:table-cell table:formula="of:=COS([.A22])" office:value-type="float" office:value="0.634692875942635" calcext:value-type="float">
            <text:p>0.6347</text:p>
          </table:table-cell>
          <table:table-cell table:formula="of:=[.$C$1]*0.5*[.B22]" office:value-type="float" office:value="-38.6382243777994" calcext:value-type="float">
            <text:p>-39</text:p>
          </table:table-cell>
          <table:table-cell table:formula="of:=[.$C$1]*0.5*[.C22]" office:value-type="float" office:value="31.7346437971317" calcext:value-type="float">
            <text:p>32</text:p>
          </table:table-cell>
          <table:table-cell table:formula="of:=[.$C$1]*0.866025404*([.C22]-[.B22])" office:value-type="float" office:value="121.889383183667" calcext:value-type="float">
            <text:p>12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SIN([.A23])" office:value-type="float" office:value="-0.550685542597637" calcext:value-type="float">
            <text:p>-0.5507</text:p>
          </table:table-cell>
          <table:table-cell table:formula="of:=COS([.A23])" office:value-type="float" office:value="0.83471278483916" calcext:value-type="float">
            <text:p>0.8347</text:p>
          </table:table-cell>
          <table:table-cell table:formula="of:=[.$C$1]*0.5*[.B23]" office:value-type="float" office:value="-27.5342771298818" calcext:value-type="float">
            <text:p>-28</text:p>
          </table:table-cell>
          <table:table-cell table:formula="of:=[.$C$1]*0.5*[.C23]" office:value-type="float" office:value="41.735639241958" calcext:value-type="float">
            <text:p>42</text:p>
          </table:table-cell>
          <table:table-cell table:formula="of:=[.$C$1]*0.866025404*([.C23]-[.B23])" office:value-type="float" office:value="119.979014621938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24])" office:value-type="float" office:value="-0.279415498198925" calcext:value-type="float">
            <text:p>-0.2794</text:p>
          </table:table-cell>
          <table:table-cell table:formula="of:=COS([.A24])" office:value-type="float" office:value="0.960170286650366" calcext:value-type="float">
            <text:p>0.9602</text:p>
          </table:table-cell>
          <table:table-cell table:formula="of:=[.$C$1]*0.5*[.B24]" office:value-type="float" office:value="-13.9707749099463" calcext:value-type="float">
            <text:p>-14</text:p>
          </table:table-cell>
          <table:table-cell table:formula="of:=[.$C$1]*0.5*[.C24]" office:value-type="float" office:value="48.0085143325183" calcext:value-type="float">
            <text:p>48</text:p>
          </table:table-cell>
          <table:table-cell table:formula="of:=[.$C$1]*0.866025404*([.C24]-[.B24])" office:value-type="float" office:value="107.351278011676" calcext:value-type="float">
            <text:p>10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SIN([.A25])" office:value-type="float" office:value="0.0168139004843506" calcext:value-type="float">
            <text:p>0.0168</text:p>
          </table:table-cell>
          <table:table-cell table:formula="of:=COS([.A25])" office:value-type="float" office:value="0.999858636383415" calcext:value-type="float">
            <text:p>0.9999</text:p>
          </table:table-cell>
          <table:table-cell table:formula="of:=[.$C$1]*0.5*[.B25]" office:value-type="float" office:value="0.84069502421753" calcext:value-type="float">
            <text:p>1</text:p>
          </table:table-cell>
          <table:table-cell table:formula="of:=[.$C$1]*0.5*[.C25]" office:value-type="float" office:value="49.9929318191708" calcext:value-type="float">
            <text:p>50</text:p>
          </table:table-cell>
          <table:table-cell table:formula="of:=[.$C$1]*0.866025404*([.C25]-[.B25])" office:value-type="float" office:value="85.1341714557061" calcext:value-type="float">
            <text:p>85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15:46:45.735136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3T17:25:58.361298688</dc:date>
    <meta:generator>LibreOffice/4.2.7.2$Linux_X86_64 LibreOffice_project/420m0$Build-2</meta:generator>
    <meta:editing-duration>PT1H37M42S</meta:editing-duration>
    <meta:editing-cycles>20</meta:editing-cycles>
    <meta:document-statistic meta:table-count="4" meta:cell-count="86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13cm" svg:height="4.586cm" xlink:href=".." xlink:type="simple" chart:class="chart:scatter" chart:style-name="ch1">
        <chart:legend chart:legend-position="end" svg:x="7.45cm" svg:y="1.994cm" style:legend-expansion="high" chart:style-name="ch2"/>
        <chart:plot-area chart:style-name="ch3" table:cell-range-address="Sheet1.B4:Sheet1.C26" svg:x="0.194cm" svg:y="0.091cm" svg:width="7.062cm" svg:height="4.404cm">
          <chartooo:coordinate-region svg:x="1.106cm" svg:y="0.29cm" svg:width="5.87cm" svg:height="4.0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6" chart:class="chart:scatter">
            <chart:domain table:cell-range-address="Sheet1.B4:Sheet1.B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21989">
                <text:p>48.21989</text:p>
                <draw:g>
                  <svg:desc>Sheet1.B4:Sheet1.B26</svg:desc>
                </draw:g>
              </table:table-cell>
              <table:table-cell office:value-type="float" office:value="-80.0898296155586">
                <text:p>-80.0898296155586</text:p>
                <draw:g>
                  <svg:desc>Sheet1.C4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08264">
                <text:p>77.08264</text:p>
              </table:table-cell>
              <table:table-cell office:value-type="float" office:value="-68.3868177393908">
                <text:p>-68.3868177393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86764">
                <text:p>87.86764</text:p>
              </table:table-cell>
              <table:table-cell office:value-type="float" office:value="-55.5535170755433">
                <text:p>-55.5535170755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07088">
                <text:p>95.07088</text:p>
              </table:table-cell>
              <table:table-cell office:value-type="float" office:value="-42.6201794357324">
                <text:p>-42.620179435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30354">
                <text:p>101.30354</text:p>
              </table:table-cell>
              <table:table-cell office:value-type="float" office:value="-29.8159122841915">
                <text:p>-29.815912284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.48437">
                <text:p>107.48437</text:p>
              </table:table-cell>
              <table:table-cell office:value-type="float" office:value="-17.2933718212218">
                <text:p>-17.2933718212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.15691">
                <text:p>114.15691</text:p>
              </table:table-cell>
              <table:table-cell office:value-type="float" office:value="-5.142278278468">
                <text:p>-5.142278278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80532">
                <text:p>121.80532</text:p>
              </table:table-cell>
              <table:table-cell office:value-type="float" office:value="6.40318410274692">
                <text:p>6.40318410274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.96327">
                <text:p>130.96327</text:p>
              </table:table-cell>
              <table:table-cell office:value-type="float" office:value="16.7751885209314">
                <text:p>16.7751885209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21207">
                <text:p>142.21207</text:p>
              </table:table-cell>
              <table:table-cell office:value-type="float" office:value="25.6784670511446">
                <text:p>25.678467051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.9822">
                <text:p>155.9822</text:p>
              </table:table-cell>
              <table:table-cell office:value-type="float" office:value="32.3494086928214">
                <text:p>32.3494086928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.04476">
                <text:p>172.04476</text:p>
              </table:table-cell>
              <table:table-cell office:value-type="float" office:value="35.9347315236894">
                <text:p>35.9347315236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.03573">
                <text:p>189.03573</text:p>
              </table:table-cell>
              <table:table-cell office:value-type="float" office:value="35.8110316540154">
                <text:p>35.811031654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.97851">
                <text:p>204.97851</text:p>
              </table:table-cell>
              <table:table-cell office:value-type="float" office:value="32.0022654810107">
                <text:p>32.002265481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8.58154">
                <text:p>218.58154</text:p>
              </table:table-cell>
              <table:table-cell office:value-type="float" office:value="25.1612034954466">
                <text:p>25.1612034954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.67787">
                <text:p>229.67787</text:p>
              </table:table-cell>
              <table:table-cell office:value-type="float" office:value="16.1413422527205">
                <text:p>16.1413422527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.71975">
                <text:p>238.71975</text:p>
              </table:table-cell>
              <table:table-cell office:value-type="float" office:value="5.70037906301785">
                <text:p>5.70037906301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.28837">
                <text:p>246.28837</text:p>
              </table:table-cell>
              <table:table-cell office:value-type="float" office:value="-5.95240588814133">
                <text:p>-5.95240588814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2.9127">
                <text:p>252.9127</text:p>
              </table:table-cell>
              <table:table-cell office:value-type="float" office:value="-18.091009726467">
                <text:p>-18.091009726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.07583">
                <text:p>259.07583</text:p>
              </table:table-cell>
              <table:table-cell office:value-type="float" office:value="-30.6366000575594">
                <text:p>-30.6366000575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.33135">
                <text:p>265.33135</text:p>
              </table:table-cell>
              <table:table-cell office:value-type="float" office:value="-43.4539008627108">
                <text:p>-43.4539008627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2.64385">
                <text:p>272.64385</text:p>
              </table:table-cell>
              <table:table-cell office:value-type="float" office:value="-56.3900815791974">
                <text:p>-56.3900815791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.85727">
                <text:p>283.85727</text:p>
              </table:table-cell>
              <table:table-cell office:value-type="float" office:value="-69.2031168843314">
                <text:p>-69.2031168843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2cm" svg:height="9.657cm" xlink:href=".." xlink:type="simple" chart:class="chart:scatter" chart:style-name="ch1">
        <chart:legend chart:legend-position="end" svg:x="10.657cm" svg:y="4.529cm" style:legend-expansion="high" chart:style-name="ch2"/>
        <chart:plot-area chart:style-name="ch3" table:cell-range-address="jun.B5:jun.C27" svg:x="0.258cm" svg:y="0.193cm" svg:width="10.141cm" svg:height="9.271cm">
          <chartooo:coordinate-region svg:x="1.17cm" svg:y="0.392cm" svg:width="8.949cm" svg:height="8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un.C5:jun.C27" chart:class="chart:scatter">
            <chart:domain table:cell-range-address="jun.B5:jun.B2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7028">
                <text:p>7.87028</text:p>
                <draw:g>
                  <svg:desc>jun.B5:jun.B27</svg:desc>
                </draw:g>
              </table:table-cell>
              <table:table-cell office:value-type="float" office:value="-35.9439835319178">
                <text:p>-35.9439835319178</text:p>
                <draw:g>
                  <svg:desc>jun.C5:jun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94299">
                <text:p>23.94299</text:p>
              </table:table-cell>
              <table:table-cell office:value-type="float" office:value="-32.3740878439154">
                <text:p>-32.3740878439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2598">
                <text:p>37.72598</text:p>
              </table:table-cell>
              <table:table-cell office:value-type="float" office:value="-25.7139384098335">
                <text:p>-25.713938409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98586">
                <text:p>48.98586</text:p>
              </table:table-cell>
              <table:table-cell office:value-type="float" office:value="-16.8163469007878">
                <text:p>-16.816346900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15168">
                <text:p>58.15168</text:p>
              </table:table-cell>
              <table:table-cell office:value-type="float" office:value="-6.39249210593705">
                <text:p>-6.39249210593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80482">
                <text:p>65.80482</text:p>
              </table:table-cell>
              <table:table-cell office:value-type="float" office:value="5.22791959805959">
                <text:p>5.22791959805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47926">
                <text:p>72.47926</text:p>
              </table:table-cell>
              <table:table-cell office:value-type="float" office:value="17.2475935774795">
                <text:p>17.2475935774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65906">
                <text:p>78.65906</text:p>
              </table:table-cell>
              <table:table-cell office:value-type="float" office:value="29.7705651830928">
                <text:p>29.7705651830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88661">
                <text:p>84.88661</text:p>
              </table:table-cell>
              <table:table-cell office:value-type="float" office:value="42.5770858985491">
                <text:p>42.5770858985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07677">
                <text:p>92.07677</text:p>
              </table:table-cell>
              <table:table-cell office:value-type="float" office:value="55.5139228395088">
                <text:p>55.513922839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825">
                <text:p>102.825</text:p>
              </table:table-cell>
              <table:table-cell office:value-type="float" office:value="68.3532150930815">
                <text:p>68.3532150930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53247">
                <text:p>131.53247</text:p>
              </table:table-cell>
              <table:table-cell office:value-type="float" office:value="80.0750855560634">
                <text:p>80.0750855560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.71171">
                <text:p>223.71171</text:p>
              </table:table-cell>
              <table:table-cell office:value-type="float" office:value="80.8049630616115">
                <text:p>80.8049630616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.98199">
                <text:p>255.98199</text:p>
              </table:table-cell>
              <table:table-cell office:value-type="float" office:value="69.3381048748053">
                <text:p>69.3381048748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27475">
                <text:p>267.27475</text:p>
              </table:table-cell>
              <table:table-cell office:value-type="float" office:value="56.5257393471381">
                <text:p>56.5257393471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.60828">
                <text:p>274.60828</text:p>
              </table:table-cell>
              <table:table-cell office:value-type="float" office:value="43.5863853442482">
                <text:p>43.5863853442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.86969">
                <text:p>280.86969</text:p>
              </table:table-cell>
              <table:table-cell office:value-type="float" office:value="30.7647061970688">
                <text:p>30.7647061970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7.03211">
                <text:p>287.03211</text:p>
              </table:table-cell>
              <table:table-cell office:value-type="float" office:value="18.2143402226404">
                <text:p>18.2143402226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.65115">
                <text:p>293.65115</text:p>
              </table:table-cell>
              <table:table-cell office:value-type="float" office:value="6.14098427080377">
                <text:p>6.14098427080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.21004">
                <text:p>301.21004</text:p>
              </table:table-cell>
              <table:table-cell office:value-type="float" office:value="-5.49296813262733">
                <text:p>-5.49296813262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23715">
                <text:p>310.23715</text:p>
              </table:table-cell>
              <table:table-cell office:value-type="float" office:value="-16.043550585625">
                <text:p>-16.04355058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.31348">
                <text:p>321.31348</text:p>
              </table:table-cell>
              <table:table-cell office:value-type="float" office:value="-25.0802043565846">
                <text:p>-25.0802043565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4.89371">
                <text:p>334.89371</text:p>
              </table:table-cell>
              <table:table-cell office:value-type="float" office:value="-31.9436431754156">
                <text:p>-31.9436431754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98cm" svg:height="4.453cm" xlink:href=".." xlink:type="simple" chart:class="chart:scatter" chart:style-name="ch1">
        <chart:legend chart:legend-position="end" svg:x="6.735cm" svg:y="1.927cm" style:legend-expansion="high" chart:style-name="ch2"/>
        <chart:plot-area chart:style-name="ch3" table:cell-range-address="Sheet1.A4:Sheet1.A26 Sheet1.C4:Sheet1.C26" svg:x="0.179cm" svg:y="0.089cm" svg:width="6.377cm" svg:height="4.275cm">
          <chartooo:coordinate-region svg:x="1.091cm" svg:y="0.288cm" svg:width="5.278cm" svg:height="3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6" chart:class="chart:scatter">
            <chart:domain table:cell-range-address="Sheet1.A4:Sheet1.A26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6</svg:desc>
                </draw:g>
              </table:table-cell>
              <table:table-cell office:value-type="float" office:value="-80.0898296155586">
                <text:p>-80.0898296155586</text:p>
                <draw:g>
                  <svg:desc>Sheet1.C4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68.3868177393908">
                <text:p>-68.3868177393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55.5535170755433">
                <text:p>-55.5535170755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42.6201794357324">
                <text:p>-42.620179435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9.8159122841915">
                <text:p>-29.815912284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7.2933718212218">
                <text:p>-17.2933718212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5.142278278468">
                <text:p>-5.142278278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40318410274692">
                <text:p>6.40318410274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.7751885209314">
                <text:p>16.7751885209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6784670511446">
                <text:p>25.678467051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.3494086928214">
                <text:p>32.3494086928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.9347315236894">
                <text:p>35.9347315236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5.8110316540154">
                <text:p>35.811031654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.0022654810107">
                <text:p>32.002265481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.1612034954466">
                <text:p>25.1612034954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1413422527205">
                <text:p>16.1413422527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70037906301785">
                <text:p>5.70037906301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5.95240588814133">
                <text:p>-5.95240588814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18.091009726467">
                <text:p>-18.091009726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30.6366000575594">
                <text:p>-30.6366000575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43.4539008627108">
                <text:p>-43.4539008627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56.3900815791974">
                <text:p>-56.3900815791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69.2031168843314">
                <text:p>-69.2031168843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66cm" svg:height="9.112cm" xlink:href=".." xlink:type="simple" chart:class="chart:radar" chart:style-name="ch1">
        <chart:legend chart:legend-position="end" svg:x="8.503cm" svg:y="4.257cm" style:legend-expansion="high" chart:style-name="ch2"/>
        <chart:plot-area chart:style-name="ch3" table:cell-range-address="test.B5:test.C28" chart:data-source-has-labels="column" svg:x="0.215cm" svg:y="0.182cm" svg:width="8.073cm" svg:height="8.748cm">
          <chartooo:coordinate-region svg:x="1.356cm" svg:y="1.662cm" svg:width="5.79cm" svg:height="5.79cm"/>
          <chart:axis chart:dimension="x" chart:name="primary-x" chart:style-name="ch4" chartooo:axis-type="auto">
            <chartooo:date-scale/>
            <chart:categories table:cell-range-address="test.B5:test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.C5:test.C28" chart:class="chart:rad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test.B5:test.B28</svg:desc>
                </draw:g>
              </table:table-cell>
              <table:table-cell office:value-type="float" office:value="0">
                <text:p>0</text:p>
                <draw:g>
                  <svg:desc>test.C5:test.C28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896cm" svg:height="6.398cm" xlink:href=".." xlink:type="simple" chart:class="chart:radar" chart:style-name="ch1">
        <chart:plot-area chart:style-name="ch2" table:cell-range-address="jun.B5:jun.C28" chart:data-source-has-labels="column" svg:x="-0.536cm" svg:y="-0.819cm" svg:width="10.152cm" svg:height="7.953cm">
          <chartooo:coordinate-region svg:x="-0.001cm" svg:y="0cm" svg:width="8.896cm" svg:height="6.316cm"/>
          <chart:axis chart:dimension="x" chart:name="primary-x" chart:style-name="ch3" chartooo:axis-type="auto">
            <chartooo:date-scale/>
            <chart:categories table:cell-range-address="jun.B5:jun.B2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jun.C5:jun.C28" chart:class="chart:radar">
            <chart:data-point chart:repeated="2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7.87028">
                <text:p>10</text:p>
                <draw:g>
                  <svg:desc>jun.B5:jun.B28</svg:desc>
                </draw:g>
              </table:table-cell>
              <table:table-cell office:value-type="float" office:value="-35.9439835319178">
                <text:p>-35.9439835319178</text:p>
                <draw:g>
                  <svg:desc>jun.C5:jun.C28</svg:desc>
                </draw:g>
              </table:table-cell>
            </table:table-row>
            <table:table-row>
              <table:table-cell office:value-type="float" office:value="23.94299">
                <text:p>20</text:p>
              </table:table-cell>
              <table:table-cell office:value-type="float" office:value="-32.3740878439154">
                <text:p>-32.3740878439154</text:p>
              </table:table-cell>
            </table:table-row>
            <table:table-row>
              <table:table-cell office:value-type="float" office:value="37.72598">
                <text:p>40</text:p>
              </table:table-cell>
              <table:table-cell office:value-type="float" office:value="-25.7139384098335">
                <text:p>-25.7139384098335</text:p>
              </table:table-cell>
            </table:table-row>
            <table:table-row>
              <table:table-cell office:value-type="float" office:value="48.98586">
                <text:p>50</text:p>
              </table:table-cell>
              <table:table-cell office:value-type="float" office:value="-16.8163469007878">
                <text:p>-16.8163469007878</text:p>
              </table:table-cell>
            </table:table-row>
            <table:table-row>
              <table:table-cell office:value-type="float" office:value="58.15168">
                <text:p>60</text:p>
              </table:table-cell>
              <table:table-cell office:value-type="float" office:value="-6.39249210593705">
                <text:p>-6.39249210593705</text:p>
              </table:table-cell>
            </table:table-row>
            <table:table-row>
              <table:table-cell office:value-type="float" office:value="65.80482">
                <text:p>70</text:p>
              </table:table-cell>
              <table:table-cell office:value-type="float" office:value="5.22791959805959">
                <text:p>5.22791959805959</text:p>
              </table:table-cell>
            </table:table-row>
            <table:table-row>
              <table:table-cell office:value-type="float" office:value="72.47926">
                <text:p>70</text:p>
              </table:table-cell>
              <table:table-cell office:value-type="float" office:value="17.2475935774795">
                <text:p>17.2475935774795</text:p>
              </table:table-cell>
            </table:table-row>
            <table:table-row>
              <table:table-cell office:value-type="float" office:value="78.65906">
                <text:p>80</text:p>
              </table:table-cell>
              <table:table-cell office:value-type="float" office:value="29.7705651830928">
                <text:p>29.7705651830928</text:p>
              </table:table-cell>
            </table:table-row>
            <table:table-row>
              <table:table-cell office:value-type="float" office:value="84.88661">
                <text:p>80</text:p>
              </table:table-cell>
              <table:table-cell office:value-type="float" office:value="42.5770858985491">
                <text:p>42.5770858985491</text:p>
              </table:table-cell>
            </table:table-row>
            <table:table-row>
              <table:table-cell office:value-type="float" office:value="92.07677">
                <text:p>90</text:p>
              </table:table-cell>
              <table:table-cell office:value-type="float" office:value="55.5139228395088">
                <text:p>55.5139228395088</text:p>
              </table:table-cell>
            </table:table-row>
            <table:table-row>
              <table:table-cell office:value-type="float" office:value="102.825">
                <text:p>100</text:p>
              </table:table-cell>
              <table:table-cell office:value-type="float" office:value="68.3532150930815">
                <text:p>68.3532150930815</text:p>
              </table:table-cell>
            </table:table-row>
            <table:table-row>
              <table:table-cell office:value-type="float" office:value="131.53247">
                <text:p>130</text:p>
              </table:table-cell>
              <table:table-cell office:value-type="float" office:value="80.0750855560634">
                <text:p>80.0750855560634</text:p>
              </table:table-cell>
            </table:table-row>
            <table:table-row>
              <table:table-cell office:value-type="float" office:value="223.71171">
                <text:p>220</text:p>
              </table:table-cell>
              <table:table-cell office:value-type="float" office:value="80.8049630616115">
                <text:p>80.8049630616115</text:p>
              </table:table-cell>
            </table:table-row>
            <table:table-row>
              <table:table-cell office:value-type="float" office:value="255.98199">
                <text:p>260</text:p>
              </table:table-cell>
              <table:table-cell office:value-type="float" office:value="69.3381048748053">
                <text:p>69.3381048748053</text:p>
              </table:table-cell>
            </table:table-row>
            <table:table-row>
              <table:table-cell office:value-type="float" office:value="267.27475">
                <text:p>270</text:p>
              </table:table-cell>
              <table:table-cell office:value-type="float" office:value="56.5257393471381">
                <text:p>56.5257393471381</text:p>
              </table:table-cell>
            </table:table-row>
            <table:table-row>
              <table:table-cell office:value-type="float" office:value="274.60828">
                <text:p>270</text:p>
              </table:table-cell>
              <table:table-cell office:value-type="float" office:value="43.5863853442482">
                <text:p>43.5863853442482</text:p>
              </table:table-cell>
            </table:table-row>
            <table:table-row>
              <table:table-cell office:value-type="float" office:value="280.86969">
                <text:p>280</text:p>
              </table:table-cell>
              <table:table-cell office:value-type="float" office:value="30.7647061970688">
                <text:p>30.7647061970688</text:p>
              </table:table-cell>
            </table:table-row>
            <table:table-row>
              <table:table-cell office:value-type="float" office:value="287.03211">
                <text:p>290</text:p>
              </table:table-cell>
              <table:table-cell office:value-type="float" office:value="18.2143402226404">
                <text:p>18.2143402226404</text:p>
              </table:table-cell>
            </table:table-row>
            <table:table-row>
              <table:table-cell office:value-type="float" office:value="293.65115">
                <text:p>290</text:p>
              </table:table-cell>
              <table:table-cell office:value-type="float" office:value="6.14098427080377">
                <text:p>6.14098427080377</text:p>
              </table:table-cell>
            </table:table-row>
            <table:table-row>
              <table:table-cell office:value-type="float" office:value="301.21004">
                <text:p>300</text:p>
              </table:table-cell>
              <table:table-cell office:value-type="float" office:value="-5.49296813262733">
                <text:p>-5.49296813262733</text:p>
              </table:table-cell>
            </table:table-row>
            <table:table-row>
              <table:table-cell office:value-type="float" office:value="310.23715">
                <text:p>310</text:p>
              </table:table-cell>
              <table:table-cell office:value-type="float" office:value="-16.043550585625">
                <text:p>-16.043550585625</text:p>
              </table:table-cell>
            </table:table-row>
            <table:table-row>
              <table:table-cell office:value-type="float" office:value="321.31348">
                <text:p>320</text:p>
              </table:table-cell>
              <table:table-cell office:value-type="float" office:value="-25.0802043565846">
                <text:p>-25.0802043565846</text:p>
              </table:table-cell>
            </table:table-row>
            <table:table-row>
              <table:table-cell office:value-type="float" office:value="334.89371">
                <text:p>330</text:p>
              </table:table-cell>
              <table:table-cell office:value-type="float" office:value="-31.9436431754156">
                <text:p>-31.9436431754156</text:p>
              </table:table-cell>
            </table:table-row>
            <table:table-row>
              <table:table-cell office:value-type="float" office:value="350.81865">
                <text:p>350</text:p>
              </table:table-cell>
              <table:table-cell office:value-type="float" office:value="-35.7814463457437">
                <text:p>-35.78144634574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